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oordinates_ut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(G)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HRM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 Typ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14615.734" calcext:value-type="float">
            <text:p>6614615.734</text:p>
          </table:table-cell>
          <table:table-cell office:value-type="float" office:value="594236.383" calcext:value-type="float">
            <text:p>594236.383</text:p>
          </table:table-cell>
          <table:table-cell table:number-columns-repeated="2" office:value-type="float" office:value="96.654" calcext:value-type="float">
            <text:p>96.65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28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614826.486" calcext:value-type="float">
            <text:p>6614826.486</text:p>
          </table:table-cell>
          <table:table-cell office:value-type="float" office:value="594417.134" calcext:value-type="float">
            <text:p>594417.134</text:p>
          </table:table-cell>
          <table:table-cell table:number-columns-repeated="2" office:value-type="float" office:value="96.654" calcext:value-type="float">
            <text:p>96.65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3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614825.766" calcext:value-type="float">
            <text:p>6614825.766</text:p>
          </table:table-cell>
          <table:table-cell office:value-type="float" office:value="594416.174" calcext:value-type="float">
            <text:p>594416.174</text:p>
          </table:table-cell>
          <table:table-cell table:number-columns-repeated="2" office:value-type="float" office:value="96.557" calcext:value-type="float">
            <text:p>96.557</text:p>
          </table:table-cell>
          <table:table-cell/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4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614825.102" calcext:value-type="float">
            <text:p>6614825.102</text:p>
          </table:table-cell>
          <table:table-cell office:value-type="float" office:value="594415.31" calcext:value-type="float">
            <text:p>594415.31</text:p>
          </table:table-cell>
          <table:table-cell table:number-columns-repeated="2" office:value-type="float" office:value="96.493" calcext:value-type="float">
            <text:p>96.493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5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614824.359" calcext:value-type="float">
            <text:p>6614824.359</text:p>
          </table:table-cell>
          <table:table-cell office:value-type="float" office:value="594414.487" calcext:value-type="float">
            <text:p>594414.487</text:p>
          </table:table-cell>
          <table:table-cell table:number-columns-repeated="2" office:value-type="float" office:value="96.397" calcext:value-type="float">
            <text:p>96.397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5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614823.65" calcext:value-type="float">
            <text:p>6614823.65</text:p>
          </table:table-cell>
          <table:table-cell office:value-type="float" office:value="594413.574" calcext:value-type="float">
            <text:p>594413.574</text:p>
          </table:table-cell>
          <table:table-cell table:number-columns-repeated="2" office:value-type="float" office:value="96.309" calcext:value-type="float">
            <text:p>96.309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5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614823.064" calcext:value-type="float">
            <text:p>6614823.064</text:p>
          </table:table-cell>
          <table:table-cell office:value-type="float" office:value="594412.74" calcext:value-type="float">
            <text:p>594412.74</text:p>
          </table:table-cell>
          <table:table-cell table:number-columns-repeated="2" office:value-type="float" office:value="96.236" calcext:value-type="float">
            <text:p>96.236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6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614822.293" calcext:value-type="float">
            <text:p>6614822.293</text:p>
          </table:table-cell>
          <table:table-cell office:value-type="float" office:value="594411.898" calcext:value-type="float">
            <text:p>594411.898</text:p>
          </table:table-cell>
          <table:table-cell table:number-columns-repeated="2" office:value-type="float" office:value="96.171" calcext:value-type="float">
            <text:p>96.17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6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614822.315" calcext:value-type="float">
            <text:p>6614822.315</text:p>
          </table:table-cell>
          <table:table-cell office:value-type="float" office:value="594411.871" calcext:value-type="float">
            <text:p>594411.871</text:p>
          </table:table-cell>
          <table:table-cell table:number-columns-repeated="2" office:value-type="float" office:value="96.168" calcext:value-type="float">
            <text:p>96.16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7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614821.537" calcext:value-type="float">
            <text:p>6614821.537</text:p>
          </table:table-cell>
          <table:table-cell office:value-type="float" office:value="594410.805" calcext:value-type="float">
            <text:p>594410.805</text:p>
          </table:table-cell>
          <table:table-cell table:number-columns-repeated="2" office:value-type="float" office:value="96.049" calcext:value-type="float">
            <text:p>96.04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7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614820.744" calcext:value-type="float">
            <text:p>6614820.744</text:p>
          </table:table-cell>
          <table:table-cell office:value-type="float" office:value="594409.893" calcext:value-type="float">
            <text:p>594409.893</text:p>
          </table:table-cell>
          <table:table-cell table:number-columns-repeated="2" office:value-type="float" office:value="95.98" calcext:value-type="float">
            <text:p>95.9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7:4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614819.981" calcext:value-type="float">
            <text:p>6614819.981</text:p>
          </table:table-cell>
          <table:table-cell office:value-type="float" office:value="594408.901" calcext:value-type="float">
            <text:p>594408.901</text:p>
          </table:table-cell>
          <table:table-cell table:number-columns-repeated="2" office:value-type="float" office:value="95.878" calcext:value-type="float">
            <text:p>95.87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8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614819.248" calcext:value-type="float">
            <text:p>6614819.248</text:p>
          </table:table-cell>
          <table:table-cell office:value-type="float" office:value="594407.937" calcext:value-type="float">
            <text:p>594407.937</text:p>
          </table:table-cell>
          <table:table-cell table:number-columns-repeated="2" office:value-type="float" office:value="95.795" calcext:value-type="float">
            <text:p>95.79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8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614818.405" calcext:value-type="float">
            <text:p>6614818.405</text:p>
          </table:table-cell>
          <table:table-cell office:value-type="float" office:value="594406.873" calcext:value-type="float">
            <text:p>594406.873</text:p>
          </table:table-cell>
          <table:table-cell table:number-columns-repeated="2" office:value-type="float" office:value="95.671" calcext:value-type="float">
            <text:p>95.67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8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614817.498" calcext:value-type="float">
            <text:p>6614817.498</text:p>
          </table:table-cell>
          <table:table-cell office:value-type="float" office:value="594405.834" calcext:value-type="float">
            <text:p>594405.834</text:p>
          </table:table-cell>
          <table:table-cell table:number-columns-repeated="2" office:value-type="float" office:value="95.572" calcext:value-type="float">
            <text:p>95.57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9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614816.75" calcext:value-type="float">
            <text:p>6614816.75</text:p>
          </table:table-cell>
          <table:table-cell office:value-type="float" office:value="594404.836" calcext:value-type="float">
            <text:p>594404.836</text:p>
          </table:table-cell>
          <table:table-cell table:number-columns-repeated="2" office:value-type="float" office:value="95.493" calcext:value-type="float">
            <text:p>95.49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49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614815.97" calcext:value-type="float">
            <text:p>6614815.97</text:p>
          </table:table-cell>
          <table:table-cell office:value-type="float" office:value="594403.864" calcext:value-type="float">
            <text:p>594403.864</text:p>
          </table:table-cell>
          <table:table-cell table:number-columns-repeated="2" office:value-type="float" office:value="95.365" calcext:value-type="float">
            <text:p>95.36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0:0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14815.099" calcext:value-type="float">
            <text:p>6614815.099</text:p>
          </table:table-cell>
          <table:table-cell office:value-type="float" office:value="594402.851" calcext:value-type="float">
            <text:p>594402.851</text:p>
          </table:table-cell>
          <table:table-cell table:number-columns-repeated="2" office:value-type="float" office:value="95.275" calcext:value-type="float">
            <text:p>95.27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0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614814.457" calcext:value-type="float">
            <text:p>6614814.457</text:p>
          </table:table-cell>
          <table:table-cell office:value-type="float" office:value="594402.067" calcext:value-type="float">
            <text:p>594402.067</text:p>
          </table:table-cell>
          <table:table-cell table:number-columns-repeated="2" office:value-type="float" office:value="95.18" calcext:value-type="float">
            <text:p>95.1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0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614813.668" calcext:value-type="float">
            <text:p>6614813.668</text:p>
          </table:table-cell>
          <table:table-cell office:value-type="float" office:value="594401.059" calcext:value-type="float">
            <text:p>594401.059</text:p>
          </table:table-cell>
          <table:table-cell table:number-columns-repeated="2" office:value-type="float" office:value="95.093" calcext:value-type="float">
            <text:p>95.09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0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614812.856" calcext:value-type="float">
            <text:p>6614812.856</text:p>
          </table:table-cell>
          <table:table-cell office:value-type="float" office:value="594400.134" calcext:value-type="float">
            <text:p>594400.134</text:p>
          </table:table-cell>
          <table:table-cell table:number-columns-repeated="2" office:value-type="float" office:value="94.976" calcext:value-type="float">
            <text:p>94.97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1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14812.174" calcext:value-type="float">
            <text:p>6614812.174</text:p>
          </table:table-cell>
          <table:table-cell office:value-type="float" office:value="594399.236" calcext:value-type="float">
            <text:p>594399.236</text:p>
          </table:table-cell>
          <table:table-cell table:number-columns-repeated="2" office:value-type="float" office:value="94.915" calcext:value-type="float">
            <text:p>94.91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1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614811.369" calcext:value-type="float">
            <text:p>6614811.369</text:p>
          </table:table-cell>
          <table:table-cell office:value-type="float" office:value="594398.281" calcext:value-type="float">
            <text:p>594398.281</text:p>
          </table:table-cell>
          <table:table-cell table:number-columns-repeated="2" office:value-type="float" office:value="94.795" calcext:value-type="float">
            <text:p>94.79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2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614810.52" calcext:value-type="float">
            <text:p>6614810.52</text:p>
          </table:table-cell>
          <table:table-cell office:value-type="float" office:value="594397.187" calcext:value-type="float">
            <text:p>594397.187</text:p>
          </table:table-cell>
          <table:table-cell table:number-columns-repeated="2" office:value-type="float" office:value="94.678" calcext:value-type="float">
            <text:p>94.67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2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614809.742" calcext:value-type="float">
            <text:p>6614809.742</text:p>
          </table:table-cell>
          <table:table-cell office:value-type="float" office:value="594396.285" calcext:value-type="float">
            <text:p>594396.285</text:p>
          </table:table-cell>
          <table:table-cell table:number-columns-repeated="2" office:value-type="float" office:value="94.578" calcext:value-type="float">
            <text:p>94.57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2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614808.918" calcext:value-type="float">
            <text:p>6614808.918</text:p>
          </table:table-cell>
          <table:table-cell office:value-type="float" office:value="594395.276" calcext:value-type="float">
            <text:p>594395.276</text:p>
          </table:table-cell>
          <table:table-cell table:number-columns-repeated="2" office:value-type="float" office:value="94.445" calcext:value-type="float">
            <text:p>94.44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3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614808.055" calcext:value-type="float">
            <text:p>6614808.055</text:p>
          </table:table-cell>
          <table:table-cell office:value-type="float" office:value="594394.219" calcext:value-type="float">
            <text:p>594394.219</text:p>
          </table:table-cell>
          <table:table-cell table:number-columns-repeated="2" office:value-type="float" office:value="94.338" calcext:value-type="float">
            <text:p>94.33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3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614807.559" calcext:value-type="float">
            <text:p>6614807.559</text:p>
          </table:table-cell>
          <table:table-cell office:value-type="float" office:value="594393.584" calcext:value-type="float">
            <text:p>594393.584</text:p>
          </table:table-cell>
          <table:table-cell table:number-columns-repeated="2" office:value-type="float" office:value="94.249" calcext:value-type="float">
            <text:p>94.24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3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614806.931" calcext:value-type="float">
            <text:p>6614806.931</text:p>
          </table:table-cell>
          <table:table-cell office:value-type="float" office:value="594392.894" calcext:value-type="float">
            <text:p>594392.894</text:p>
          </table:table-cell>
          <table:table-cell table:number-columns-repeated="2" office:value-type="float" office:value="94.169" calcext:value-type="float">
            <text:p>94.16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4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614806.154" calcext:value-type="float">
            <text:p>6614806.154</text:p>
          </table:table-cell>
          <table:table-cell office:value-type="float" office:value="594391.974" calcext:value-type="float">
            <text:p>594391.974</text:p>
          </table:table-cell>
          <table:table-cell table:number-columns-repeated="2" office:value-type="float" office:value="94.052" calcext:value-type="float">
            <text:p>94.05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4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614805.501" calcext:value-type="float">
            <text:p>6614805.501</text:p>
          </table:table-cell>
          <table:table-cell office:value-type="float" office:value="594391.164" calcext:value-type="float">
            <text:p>594391.164</text:p>
          </table:table-cell>
          <table:table-cell table:number-columns-repeated="2" office:value-type="float" office:value="93.954" calcext:value-type="float">
            <text:p>93.95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4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614804.659" calcext:value-type="float">
            <text:p>6614804.659</text:p>
          </table:table-cell>
          <table:table-cell office:value-type="float" office:value="594390.104" calcext:value-type="float">
            <text:p>594390.104</text:p>
          </table:table-cell>
          <table:table-cell table:number-columns-repeated="2" office:value-type="float" office:value="93.817" calcext:value-type="float">
            <text:p>93.81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5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614803.965" calcext:value-type="float">
            <text:p>6614803.965</text:p>
          </table:table-cell>
          <table:table-cell office:value-type="float" office:value="594389.297" calcext:value-type="float">
            <text:p>594389.297</text:p>
          </table:table-cell>
          <table:table-cell table:number-columns-repeated="2" office:value-type="float" office:value="93.726" calcext:value-type="float">
            <text:p>93.72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5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614803.359" calcext:value-type="float">
            <text:p>6614803.359</text:p>
          </table:table-cell>
          <table:table-cell office:value-type="float" office:value="594388.518" calcext:value-type="float">
            <text:p>594388.518</text:p>
          </table:table-cell>
          <table:table-cell table:number-columns-repeated="2" office:value-type="float" office:value="93.637" calcext:value-type="float">
            <text:p>93.63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5:4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614802.613" calcext:value-type="float">
            <text:p>6614802.613</text:p>
          </table:table-cell>
          <table:table-cell office:value-type="float" office:value="594387.796" calcext:value-type="float">
            <text:p>594387.796</text:p>
          </table:table-cell>
          <table:table-cell table:number-columns-repeated="2" office:value-type="float" office:value="93.506" calcext:value-type="float">
            <text:p>93.50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6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614801.834" calcext:value-type="float">
            <text:p>6614801.834</text:p>
          </table:table-cell>
          <table:table-cell office:value-type="float" office:value="594386.886" calcext:value-type="float">
            <text:p>594386.886</text:p>
          </table:table-cell>
          <table:table-cell table:number-columns-repeated="2" office:value-type="float" office:value="93.399" calcext:value-type="float">
            <text:p>93.39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6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14801.116" calcext:value-type="float">
            <text:p>6614801.116</text:p>
          </table:table-cell>
          <table:table-cell office:value-type="float" office:value="594385.983" calcext:value-type="float">
            <text:p>594385.983</text:p>
          </table:table-cell>
          <table:table-cell table:number-columns-repeated="2" office:value-type="float" office:value="93.249" calcext:value-type="float">
            <text:p>93.24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6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614800.295" calcext:value-type="float">
            <text:p>6614800.295</text:p>
          </table:table-cell>
          <table:table-cell office:value-type="float" office:value="594384.999" calcext:value-type="float">
            <text:p>594384.999</text:p>
          </table:table-cell>
          <table:table-cell table:number-columns-repeated="2" office:value-type="float" office:value="93.113" calcext:value-type="float">
            <text:p>93.11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7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614799.67" calcext:value-type="float">
            <text:p>6614799.67</text:p>
          </table:table-cell>
          <table:table-cell office:value-type="float" office:value="594384.272" calcext:value-type="float">
            <text:p>594384.272</text:p>
          </table:table-cell>
          <table:table-cell table:number-columns-repeated="2" office:value-type="float" office:value="92.999" calcext:value-type="float">
            <text:p>92.99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7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614799.059" calcext:value-type="float">
            <text:p>6614799.059</text:p>
          </table:table-cell>
          <table:table-cell office:value-type="float" office:value="594383.519" calcext:value-type="float">
            <text:p>594383.519</text:p>
          </table:table-cell>
          <table:table-cell table:number-columns-repeated="2" office:value-type="float" office:value="92.892" calcext:value-type="float">
            <text:p>92.89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7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614798.263" calcext:value-type="float">
            <text:p>6614798.263</text:p>
          </table:table-cell>
          <table:table-cell office:value-type="float" office:value="594382.597" calcext:value-type="float">
            <text:p>594382.597</text:p>
          </table:table-cell>
          <table:table-cell table:number-columns-repeated="2" office:value-type="float" office:value="92.732" calcext:value-type="float">
            <text:p>92.73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7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14797.657" calcext:value-type="float">
            <text:p>6614797.657</text:p>
          </table:table-cell>
          <table:table-cell office:value-type="float" office:value="594381.84" calcext:value-type="float">
            <text:p>594381.84</text:p>
          </table:table-cell>
          <table:table-cell table:number-columns-repeated="2" office:value-type="float" office:value="92.634" calcext:value-type="float">
            <text:p>92.63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8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614797.066" calcext:value-type="float">
            <text:p>6614797.066</text:p>
          </table:table-cell>
          <table:table-cell office:value-type="float" office:value="594381.233" calcext:value-type="float">
            <text:p>594381.233</text:p>
          </table:table-cell>
          <table:table-cell table:number-columns-repeated="2" office:value-type="float" office:value="92.522" calcext:value-type="float">
            <text:p>92.52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8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614796.396" calcext:value-type="float">
            <text:p>6614796.396</text:p>
          </table:table-cell>
          <table:table-cell office:value-type="float" office:value="594380.364" calcext:value-type="float">
            <text:p>594380.364</text:p>
          </table:table-cell>
          <table:table-cell table:number-columns-repeated="2" office:value-type="float" office:value="92.39" calcext:value-type="float">
            <text:p>92.3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8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614795.73" calcext:value-type="float">
            <text:p>6614795.73</text:p>
          </table:table-cell>
          <table:table-cell office:value-type="float" office:value="594379.582" calcext:value-type="float">
            <text:p>594379.582</text:p>
          </table:table-cell>
          <table:table-cell table:number-columns-repeated="2" office:value-type="float" office:value="92.262" calcext:value-type="float">
            <text:p>92.26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8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614795.046" calcext:value-type="float">
            <text:p>6614795.046</text:p>
          </table:table-cell>
          <table:table-cell office:value-type="float" office:value="594378.783" calcext:value-type="float">
            <text:p>594378.783</text:p>
          </table:table-cell>
          <table:table-cell table:number-columns-repeated="2" office:value-type="float" office:value="92.136" calcext:value-type="float">
            <text:p>92.13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9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614794.491" calcext:value-type="float">
            <text:p>6614794.491</text:p>
          </table:table-cell>
          <table:table-cell office:value-type="float" office:value="594378.107" calcext:value-type="float">
            <text:p>594378.107</text:p>
          </table:table-cell>
          <table:table-cell table:number-columns-repeated="2" office:value-type="float" office:value="92.032" calcext:value-type="float">
            <text:p>92.03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9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614793.815" calcext:value-type="float">
            <text:p>6614793.815</text:p>
          </table:table-cell>
          <table:table-cell office:value-type="float" office:value="594377.29" calcext:value-type="float">
            <text:p>594377.29</text:p>
          </table:table-cell>
          <table:table-cell table:number-columns-repeated="2" office:value-type="float" office:value="91.904" calcext:value-type="float">
            <text:p>91.90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4:59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614793.043" calcext:value-type="float">
            <text:p>6614793.043</text:p>
          </table:table-cell>
          <table:table-cell office:value-type="float" office:value="594376.306" calcext:value-type="float">
            <text:p>594376.306</text:p>
          </table:table-cell>
          <table:table-cell table:number-columns-repeated="2" office:value-type="float" office:value="91.753" calcext:value-type="float">
            <text:p>91.75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0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614792.424" calcext:value-type="float">
            <text:p>6614792.424</text:p>
          </table:table-cell>
          <table:table-cell office:value-type="float" office:value="594375.591" calcext:value-type="float">
            <text:p>594375.591</text:p>
          </table:table-cell>
          <table:table-cell table:number-columns-repeated="2" office:value-type="float" office:value="91.61" calcext:value-type="float">
            <text:p>91.6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0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614791.755" calcext:value-type="float">
            <text:p>6614791.755</text:p>
          </table:table-cell>
          <table:table-cell office:value-type="float" office:value="594374.835" calcext:value-type="float">
            <text:p>594374.835</text:p>
          </table:table-cell>
          <table:table-cell table:number-columns-repeated="2" office:value-type="float" office:value="91.512" calcext:value-type="float">
            <text:p>91.51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0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14790.988" calcext:value-type="float">
            <text:p>6614790.988</text:p>
          </table:table-cell>
          <table:table-cell office:value-type="float" office:value="594373.832" calcext:value-type="float">
            <text:p>594373.832</text:p>
          </table:table-cell>
          <table:table-cell table:number-columns-repeated="2" office:value-type="float" office:value="91.348" calcext:value-type="float">
            <text:p>91.34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1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614790.199" calcext:value-type="float">
            <text:p>6614790.199</text:p>
          </table:table-cell>
          <table:table-cell office:value-type="float" office:value="594372.938" calcext:value-type="float">
            <text:p>594372.938</text:p>
          </table:table-cell>
          <table:table-cell table:number-columns-repeated="2" office:value-type="float" office:value="91.21" calcext:value-type="float">
            <text:p>91.2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1: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614789.523" calcext:value-type="float">
            <text:p>6614789.523</text:p>
          </table:table-cell>
          <table:table-cell office:value-type="float" office:value="594372.134" calcext:value-type="float">
            <text:p>594372.134</text:p>
          </table:table-cell>
          <table:table-cell table:number-columns-repeated="2" office:value-type="float" office:value="91.12" calcext:value-type="float">
            <text:p>91.1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1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614788.897" calcext:value-type="float">
            <text:p>6614788.897</text:p>
          </table:table-cell>
          <table:table-cell office:value-type="float" office:value="594371.327" calcext:value-type="float">
            <text:p>594371.327</text:p>
          </table:table-cell>
          <table:table-cell table:number-columns-repeated="2" office:value-type="float" office:value="90.964" calcext:value-type="float">
            <text:p>90.96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2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614788.354" calcext:value-type="float">
            <text:p>6614788.354</text:p>
          </table:table-cell>
          <table:table-cell office:value-type="float" office:value="594370.665" calcext:value-type="float">
            <text:p>594370.665</text:p>
          </table:table-cell>
          <table:table-cell table:number-columns-repeated="2" office:value-type="float" office:value="90.869" calcext:value-type="float">
            <text:p>90.86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2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614787.614" calcext:value-type="float">
            <text:p>6614787.614</text:p>
          </table:table-cell>
          <table:table-cell office:value-type="float" office:value="594369.759" calcext:value-type="float">
            <text:p>594369.759</text:p>
          </table:table-cell>
          <table:table-cell table:number-columns-repeated="2" office:value-type="float" office:value="90.738" calcext:value-type="float">
            <text:p>90.73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2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614786.877" calcext:value-type="float">
            <text:p>6614786.877</text:p>
          </table:table-cell>
          <table:table-cell office:value-type="float" office:value="594368.851" calcext:value-type="float">
            <text:p>594368.851</text:p>
          </table:table-cell>
          <table:table-cell table:number-columns-repeated="2" office:value-type="float" office:value="90.613" calcext:value-type="float">
            <text:p>90.61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3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614786.274" calcext:value-type="float">
            <text:p>6614786.274</text:p>
          </table:table-cell>
          <table:table-cell office:value-type="float" office:value="594368.136" calcext:value-type="float">
            <text:p>594368.136</text:p>
          </table:table-cell>
          <table:table-cell table:number-columns-repeated="2" office:value-type="float" office:value="90.511" calcext:value-type="float">
            <text:p>90.51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3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614785.58" calcext:value-type="float">
            <text:p>6614785.58</text:p>
          </table:table-cell>
          <table:table-cell office:value-type="float" office:value="594367.261" calcext:value-type="float">
            <text:p>594367.261</text:p>
          </table:table-cell>
          <table:table-cell table:number-columns-repeated="2" office:value-type="float" office:value="90.393" calcext:value-type="float">
            <text:p>90.39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3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614784.904" calcext:value-type="float">
            <text:p>6614784.904</text:p>
          </table:table-cell>
          <table:table-cell office:value-type="float" office:value="594366.514" calcext:value-type="float">
            <text:p>594366.514</text:p>
          </table:table-cell>
          <table:table-cell table:number-columns-repeated="2" office:value-type="float" office:value="90.291" calcext:value-type="float">
            <text:p>90.29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4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614784.138" calcext:value-type="float">
            <text:p>6614784.138</text:p>
          </table:table-cell>
          <table:table-cell office:value-type="float" office:value="594365.563" calcext:value-type="float">
            <text:p>594365.563</text:p>
          </table:table-cell>
          <table:table-cell table:number-columns-repeated="2" office:value-type="float" office:value="90.143" calcext:value-type="float">
            <text:p>90.14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4:2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614783.452" calcext:value-type="float">
            <text:p>6614783.452</text:p>
          </table:table-cell>
          <table:table-cell office:value-type="float" office:value="594364.734" calcext:value-type="float">
            <text:p>594364.734</text:p>
          </table:table-cell>
          <table:table-cell table:number-columns-repeated="2" office:value-type="float" office:value="90.008" calcext:value-type="float">
            <text:p>90.00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4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614782.693" calcext:value-type="float">
            <text:p>6614782.693</text:p>
          </table:table-cell>
          <table:table-cell office:value-type="float" office:value="594363.871" calcext:value-type="float">
            <text:p>594363.871</text:p>
          </table:table-cell>
          <table:table-cell table:number-columns-repeated="2" office:value-type="float" office:value="89.884" calcext:value-type="float">
            <text:p>89.88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5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614781.999" calcext:value-type="float">
            <text:p>6614781.999</text:p>
          </table:table-cell>
          <table:table-cell office:value-type="float" office:value="594363.017" calcext:value-type="float">
            <text:p>594363.017</text:p>
          </table:table-cell>
          <table:table-cell table:number-columns-repeated="2" office:value-type="float" office:value="89.741" calcext:value-type="float">
            <text:p>89.74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5:2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614781.114" calcext:value-type="float">
            <text:p>6614781.114</text:p>
          </table:table-cell>
          <table:table-cell office:value-type="float" office:value="594361.906" calcext:value-type="float">
            <text:p>594361.906</text:p>
          </table:table-cell>
          <table:table-cell table:number-columns-repeated="2" office:value-type="float" office:value="89.589" calcext:value-type="float">
            <text:p>89.58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5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14780.577" calcext:value-type="float">
            <text:p>6614780.577</text:p>
          </table:table-cell>
          <table:table-cell office:value-type="float" office:value="594361.199" calcext:value-type="float">
            <text:p>594361.199</text:p>
          </table:table-cell>
          <table:table-cell table:number-columns-repeated="2" office:value-type="float" office:value="89.498" calcext:value-type="float">
            <text:p>89.49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6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614779.784" calcext:value-type="float">
            <text:p>6614779.784</text:p>
          </table:table-cell>
          <table:table-cell office:value-type="float" office:value="594360.312" calcext:value-type="float">
            <text:p>594360.312</text:p>
          </table:table-cell>
          <table:table-cell table:number-columns-repeated="2" office:value-type="float" office:value="89.387" calcext:value-type="float">
            <text:p>89.38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7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14779.134" calcext:value-type="float">
            <text:p>6614779.134</text:p>
          </table:table-cell>
          <table:table-cell office:value-type="float" office:value="594359.529" calcext:value-type="float">
            <text:p>594359.529</text:p>
          </table:table-cell>
          <table:table-cell table:number-columns-repeated="2" office:value-type="float" office:value="89.308" calcext:value-type="float">
            <text:p>89.30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7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614778.411" calcext:value-type="float">
            <text:p>6614778.411</text:p>
          </table:table-cell>
          <table:table-cell office:value-type="float" office:value="594358.702" calcext:value-type="float">
            <text:p>594358.702</text:p>
          </table:table-cell>
          <table:table-cell table:number-columns-repeated="2" office:value-type="float" office:value="89.222" calcext:value-type="float">
            <text:p>89.22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7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614777.718" calcext:value-type="float">
            <text:p>6614777.718</text:p>
          </table:table-cell>
          <table:table-cell office:value-type="float" office:value="594357.884" calcext:value-type="float">
            <text:p>594357.884</text:p>
          </table:table-cell>
          <table:table-cell table:number-columns-repeated="2" office:value-type="float" office:value="89.119" calcext:value-type="float">
            <text:p>89.11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8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614777.002" calcext:value-type="float">
            <text:p>6614777.002</text:p>
          </table:table-cell>
          <table:table-cell office:value-type="float" office:value="594357.007" calcext:value-type="float">
            <text:p>594357.007</text:p>
          </table:table-cell>
          <table:table-cell table:number-columns-repeated="2" office:value-type="float" office:value="89.026" calcext:value-type="float">
            <text:p>89.02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8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614776.325" calcext:value-type="float">
            <text:p>6614776.325</text:p>
          </table:table-cell>
          <table:table-cell office:value-type="float" office:value="594356.174" calcext:value-type="float">
            <text:p>594356.174</text:p>
          </table:table-cell>
          <table:table-cell table:number-columns-repeated="2" office:value-type="float" office:value="88.979" calcext:value-type="float">
            <text:p>88.97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8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614775.674" calcext:value-type="float">
            <text:p>6614775.674</text:p>
          </table:table-cell>
          <table:table-cell office:value-type="float" office:value="594355.543" calcext:value-type="float">
            <text:p>594355.543</text:p>
          </table:table-cell>
          <table:table-cell table:number-columns-repeated="2" office:value-type="float" office:value="88.927" calcext:value-type="float">
            <text:p>88.92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08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14756.03" calcext:value-type="float">
            <text:p>6614756.03</text:p>
          </table:table-cell>
          <table:table-cell office:value-type="float" office:value="594416.972" calcext:value-type="float">
            <text:p>594416.972</text:p>
          </table:table-cell>
          <table:table-cell table:number-columns-repeated="2" office:value-type="float" office:value="91.646" calcext:value-type="float">
            <text:p>91.64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1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614756.804" calcext:value-type="float">
            <text:p>6614756.804</text:p>
          </table:table-cell>
          <table:table-cell office:value-type="float" office:value="594417.866" calcext:value-type="float">
            <text:p>594417.866</text:p>
          </table:table-cell>
          <table:table-cell table:number-columns-repeated="2" office:value-type="float" office:value="91.753" calcext:value-type="float">
            <text:p>91.75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1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614757.601" calcext:value-type="float">
            <text:p>6614757.601</text:p>
          </table:table-cell>
          <table:table-cell office:value-type="float" office:value="594418.785" calcext:value-type="float">
            <text:p>594418.785</text:p>
          </table:table-cell>
          <table:table-cell table:number-columns-repeated="2" office:value-type="float" office:value="91.896" calcext:value-type="float">
            <text:p>91.89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1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614758.367" calcext:value-type="float">
            <text:p>6614758.367</text:p>
          </table:table-cell>
          <table:table-cell office:value-type="float" office:value="594419.703" calcext:value-type="float">
            <text:p>594419.703</text:p>
          </table:table-cell>
          <table:table-cell table:number-columns-repeated="2" office:value-type="float" office:value="92.006" calcext:value-type="float">
            <text:p>92.00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2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614758.989" calcext:value-type="float">
            <text:p>6614758.989</text:p>
          </table:table-cell>
          <table:table-cell office:value-type="float" office:value="594420.407" calcext:value-type="float">
            <text:p>594420.407</text:p>
          </table:table-cell>
          <table:table-cell table:number-columns-repeated="2" office:value-type="float" office:value="92.08" calcext:value-type="float">
            <text:p>92.0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2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614759.776" calcext:value-type="float">
            <text:p>6614759.776</text:p>
          </table:table-cell>
          <table:table-cell office:value-type="float" office:value="594421.347" calcext:value-type="float">
            <text:p>594421.347</text:p>
          </table:table-cell>
          <table:table-cell table:number-columns-repeated="2" office:value-type="float" office:value="92.17" calcext:value-type="float">
            <text:p>92.1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2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614760.523" calcext:value-type="float">
            <text:p>6614760.523</text:p>
          </table:table-cell>
          <table:table-cell office:value-type="float" office:value="594422.178" calcext:value-type="float">
            <text:p>594422.178</text:p>
          </table:table-cell>
          <table:table-cell table:number-columns-repeated="2" office:value-type="float" office:value="92.254" calcext:value-type="float">
            <text:p>92.25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3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614761.299" calcext:value-type="float">
            <text:p>6614761.299</text:p>
          </table:table-cell>
          <table:table-cell office:value-type="float" office:value="594423.041" calcext:value-type="float">
            <text:p>594423.041</text:p>
          </table:table-cell>
          <table:table-cell table:number-columns-repeated="2" office:value-type="float" office:value="92.315" calcext:value-type="float">
            <text:p>92.31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3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614762.026" calcext:value-type="float">
            <text:p>6614762.026</text:p>
          </table:table-cell>
          <table:table-cell office:value-type="float" office:value="594423.895" calcext:value-type="float">
            <text:p>594423.895</text:p>
          </table:table-cell>
          <table:table-cell table:number-columns-repeated="2" office:value-type="float" office:value="92.397" calcext:value-type="float">
            <text:p>92.39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3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614762.681" calcext:value-type="float">
            <text:p>6614762.681</text:p>
          </table:table-cell>
          <table:table-cell office:value-type="float" office:value="594424.615" calcext:value-type="float">
            <text:p>594424.615</text:p>
          </table:table-cell>
          <table:table-cell table:number-columns-repeated="2" office:value-type="float" office:value="92.473" calcext:value-type="float">
            <text:p>92.47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4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614763.341" calcext:value-type="float">
            <text:p>6614763.341</text:p>
          </table:table-cell>
          <table:table-cell office:value-type="float" office:value="594425.394" calcext:value-type="float">
            <text:p>594425.394</text:p>
          </table:table-cell>
          <table:table-cell table:number-columns-repeated="2" office:value-type="float" office:value="92.507" calcext:value-type="float">
            <text:p>92.50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4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14764.086" calcext:value-type="float">
            <text:p>6614764.086</text:p>
          </table:table-cell>
          <table:table-cell office:value-type="float" office:value="594426.227" calcext:value-type="float">
            <text:p>594426.227</text:p>
          </table:table-cell>
          <table:table-cell table:number-columns-repeated="2" office:value-type="float" office:value="92.563" calcext:value-type="float">
            <text:p>92.56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4: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614764.755" calcext:value-type="float">
            <text:p>6614764.755</text:p>
          </table:table-cell>
          <table:table-cell office:value-type="float" office:value="594427.018" calcext:value-type="float">
            <text:p>594427.018</text:p>
          </table:table-cell>
          <table:table-cell table:number-columns-repeated="2" office:value-type="float" office:value="92.598" calcext:value-type="float">
            <text:p>92.59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4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614765.435" calcext:value-type="float">
            <text:p>6614765.435</text:p>
          </table:table-cell>
          <table:table-cell office:value-type="float" office:value="594427.805" calcext:value-type="float">
            <text:p>594427.805</text:p>
          </table:table-cell>
          <table:table-cell table:number-columns-repeated="2" office:value-type="float" office:value="92.622" calcext:value-type="float">
            <text:p>92.62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5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614766.042" calcext:value-type="float">
            <text:p>6614766.042</text:p>
          </table:table-cell>
          <table:table-cell office:value-type="float" office:value="594428.545" calcext:value-type="float">
            <text:p>594428.545</text:p>
          </table:table-cell>
          <table:table-cell table:number-columns-repeated="2" office:value-type="float" office:value="92.636" calcext:value-type="float">
            <text:p>92.63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5: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614766.761" calcext:value-type="float">
            <text:p>6614766.761</text:p>
          </table:table-cell>
          <table:table-cell office:value-type="float" office:value="594429.406" calcext:value-type="float">
            <text:p>594429.406</text:p>
          </table:table-cell>
          <table:table-cell table:number-columns-repeated="2" office:value-type="float" office:value="92.664" calcext:value-type="float">
            <text:p>92.66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5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614767.464" calcext:value-type="float">
            <text:p>6614767.464</text:p>
          </table:table-cell>
          <table:table-cell office:value-type="float" office:value="594430.192" calcext:value-type="float">
            <text:p>594430.192</text:p>
          </table:table-cell>
          <table:table-cell table:number-columns-repeated="2" office:value-type="float" office:value="92.694" calcext:value-type="float">
            <text:p>92.69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6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614768.061" calcext:value-type="float">
            <text:p>6614768.061</text:p>
          </table:table-cell>
          <table:table-cell office:value-type="float" office:value="594430.858" calcext:value-type="float">
            <text:p>594430.858</text:p>
          </table:table-cell>
          <table:table-cell table:number-columns-repeated="2" office:value-type="float" office:value="92.704" calcext:value-type="float">
            <text:p>92.70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6:1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614768.64" calcext:value-type="float">
            <text:p>6614768.64</text:p>
          </table:table-cell>
          <table:table-cell office:value-type="float" office:value="594431.558" calcext:value-type="float">
            <text:p>594431.558</text:p>
          </table:table-cell>
          <table:table-cell table:number-columns-repeated="2" office:value-type="float" office:value="92.708" calcext:value-type="float">
            <text:p>92.70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6:3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614769.269" calcext:value-type="float">
            <text:p>6614769.269</text:p>
          </table:table-cell>
          <table:table-cell office:value-type="float" office:value="594432.37" calcext:value-type="float">
            <text:p>594432.37</text:p>
          </table:table-cell>
          <table:table-cell table:number-columns-repeated="2" office:value-type="float" office:value="92.693" calcext:value-type="float">
            <text:p>92.69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6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14769.887" calcext:value-type="float">
            <text:p>6614769.887</text:p>
          </table:table-cell>
          <table:table-cell office:value-type="float" office:value="594433.076" calcext:value-type="float">
            <text:p>594433.076</text:p>
          </table:table-cell>
          <table:table-cell table:number-columns-repeated="2" office:value-type="float" office:value="92.719" calcext:value-type="float">
            <text:p>92.71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7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614770.535" calcext:value-type="float">
            <text:p>6614770.535</text:p>
          </table:table-cell>
          <table:table-cell office:value-type="float" office:value="594433.884" calcext:value-type="float">
            <text:p>594433.884</text:p>
          </table:table-cell>
          <table:table-cell table:number-columns-repeated="2" office:value-type="float" office:value="92.71" calcext:value-type="float">
            <text:p>92.7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7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614771.199" calcext:value-type="float">
            <text:p>6614771.199</text:p>
          </table:table-cell>
          <table:table-cell office:value-type="float" office:value="594434.709" calcext:value-type="float">
            <text:p>594434.709</text:p>
          </table:table-cell>
          <table:table-cell table:number-columns-repeated="2" office:value-type="float" office:value="92.684" calcext:value-type="float">
            <text:p>92.68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7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614771.892" calcext:value-type="float">
            <text:p>6614771.892</text:p>
          </table:table-cell>
          <table:table-cell office:value-type="float" office:value="594435.563" calcext:value-type="float">
            <text:p>594435.563</text:p>
          </table:table-cell>
          <table:table-cell table:number-columns-repeated="2" office:value-type="float" office:value="92.69" calcext:value-type="float">
            <text:p>92.6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8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14772.558" calcext:value-type="float">
            <text:p>6614772.558</text:p>
          </table:table-cell>
          <table:table-cell office:value-type="float" office:value="594436.37" calcext:value-type="float">
            <text:p>594436.37</text:p>
          </table:table-cell>
          <table:table-cell table:number-columns-repeated="2" office:value-type="float" office:value="92.688" calcext:value-type="float">
            <text:p>92.68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8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614773.179" calcext:value-type="float">
            <text:p>6614773.179</text:p>
          </table:table-cell>
          <table:table-cell office:value-type="float" office:value="594437.131" calcext:value-type="float">
            <text:p>594437.131</text:p>
          </table:table-cell>
          <table:table-cell table:number-columns-repeated="2" office:value-type="float" office:value="92.686" calcext:value-type="float">
            <text:p>92.68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8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14773.81" calcext:value-type="float">
            <text:p>6614773.81</text:p>
          </table:table-cell>
          <table:table-cell office:value-type="float" office:value="594437.94" calcext:value-type="float">
            <text:p>594437.94</text:p>
          </table:table-cell>
          <table:table-cell table:number-columns-repeated="2" office:value-type="float" office:value="92.666" calcext:value-type="float">
            <text:p>92.66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8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14774.609" calcext:value-type="float">
            <text:p>6614774.609</text:p>
          </table:table-cell>
          <table:table-cell office:value-type="float" office:value="594438.952" calcext:value-type="float">
            <text:p>594438.952</text:p>
          </table:table-cell>
          <table:table-cell table:number-columns-repeated="2" office:value-type="float" office:value="92.629" calcext:value-type="float">
            <text:p>92.62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9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614775.223" calcext:value-type="float">
            <text:p>6614775.223</text:p>
          </table:table-cell>
          <table:table-cell office:value-type="float" office:value="594439.715" calcext:value-type="float">
            <text:p>594439.715</text:p>
          </table:table-cell>
          <table:table-cell table:number-columns-repeated="2" office:value-type="float" office:value="92.618" calcext:value-type="float">
            <text:p>92.61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9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614775.875" calcext:value-type="float">
            <text:p>6614775.875</text:p>
          </table:table-cell>
          <table:table-cell office:value-type="float" office:value="594440.503" calcext:value-type="float">
            <text:p>594440.503</text:p>
          </table:table-cell>
          <table:table-cell table:number-columns-repeated="2" office:value-type="float" office:value="92.58" calcext:value-type="float">
            <text:p>92.5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19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14776.475" calcext:value-type="float">
            <text:p>6614776.475</text:p>
          </table:table-cell>
          <table:table-cell office:value-type="float" office:value="594441.241" calcext:value-type="float">
            <text:p>594441.241</text:p>
          </table:table-cell>
          <table:table-cell table:number-columns-repeated="2" office:value-type="float" office:value="92.574" calcext:value-type="float">
            <text:p>92.57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0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614777.044" calcext:value-type="float">
            <text:p>6614777.044</text:p>
          </table:table-cell>
          <table:table-cell office:value-type="float" office:value="594441.981" calcext:value-type="float">
            <text:p>594441.981</text:p>
          </table:table-cell>
          <table:table-cell table:number-columns-repeated="2" office:value-type="float" office:value="92.53" calcext:value-type="float">
            <text:p>92.5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0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614777.599" calcext:value-type="float">
            <text:p>6614777.599</text:p>
          </table:table-cell>
          <table:table-cell office:value-type="float" office:value="594442.653" calcext:value-type="float">
            <text:p>594442.653</text:p>
          </table:table-cell>
          <table:table-cell table:number-columns-repeated="2" office:value-type="float" office:value="92.528" calcext:value-type="float">
            <text:p>92.52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0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614778.307" calcext:value-type="float">
            <text:p>6614778.307</text:p>
          </table:table-cell>
          <table:table-cell office:value-type="float" office:value="594443.528" calcext:value-type="float">
            <text:p>594443.528</text:p>
          </table:table-cell>
          <table:table-cell table:number-columns-repeated="2" office:value-type="float" office:value="92.495" calcext:value-type="float">
            <text:p>92.49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0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614778.86" calcext:value-type="float">
            <text:p>6614778.86</text:p>
          </table:table-cell>
          <table:table-cell office:value-type="float" office:value="594444.22" calcext:value-type="float">
            <text:p>594444.22</text:p>
          </table:table-cell>
          <table:table-cell table:number-columns-repeated="2" office:value-type="float" office:value="92.498" calcext:value-type="float">
            <text:p>92.49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1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614779.442" calcext:value-type="float">
            <text:p>6614779.442</text:p>
          </table:table-cell>
          <table:table-cell office:value-type="float" office:value="594445.043" calcext:value-type="float">
            <text:p>594445.043</text:p>
          </table:table-cell>
          <table:table-cell table:number-columns-repeated="2" office:value-type="float" office:value="92.453" calcext:value-type="float">
            <text:p>92.45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1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614779.995" calcext:value-type="float">
            <text:p>6614779.995</text:p>
          </table:table-cell>
          <table:table-cell office:value-type="float" office:value="594445.742" calcext:value-type="float">
            <text:p>594445.742</text:p>
          </table:table-cell>
          <table:table-cell table:number-columns-repeated="2" office:value-type="float" office:value="92.432" calcext:value-type="float">
            <text:p>92.43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1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614780.575" calcext:value-type="float">
            <text:p>6614780.575</text:p>
          </table:table-cell>
          <table:table-cell office:value-type="float" office:value="594446.44" calcext:value-type="float">
            <text:p>594446.44</text:p>
          </table:table-cell>
          <table:table-cell table:number-columns-repeated="2" office:value-type="float" office:value="92.403" calcext:value-type="float">
            <text:p>92.40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2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614781.118" calcext:value-type="float">
            <text:p>6614781.118</text:p>
          </table:table-cell>
          <table:table-cell office:value-type="float" office:value="594447.141" calcext:value-type="float">
            <text:p>594447.141</text:p>
          </table:table-cell>
          <table:table-cell table:number-columns-repeated="2" office:value-type="float" office:value="92.376" calcext:value-type="float">
            <text:p>92.37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2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614781.741" calcext:value-type="float">
            <text:p>6614781.741</text:p>
          </table:table-cell>
          <table:table-cell office:value-type="float" office:value="594447.952" calcext:value-type="float">
            <text:p>594447.952</text:p>
          </table:table-cell>
          <table:table-cell table:number-columns-repeated="2" office:value-type="float" office:value="92.358" calcext:value-type="float">
            <text:p>92.35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2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614782.349" calcext:value-type="float">
            <text:p>6614782.349</text:p>
          </table:table-cell>
          <table:table-cell office:value-type="float" office:value="594448.727" calcext:value-type="float">
            <text:p>594448.727</text:p>
          </table:table-cell>
          <table:table-cell table:number-columns-repeated="2" office:value-type="float" office:value="92.319" calcext:value-type="float">
            <text:p>92.31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3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614782.989" calcext:value-type="float">
            <text:p>6614782.989</text:p>
          </table:table-cell>
          <table:table-cell office:value-type="float" office:value="594449.551" calcext:value-type="float">
            <text:p>594449.551</text:p>
          </table:table-cell>
          <table:table-cell table:number-columns-repeated="2" office:value-type="float" office:value="92.29" calcext:value-type="float">
            <text:p>92.2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3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614783.633" calcext:value-type="float">
            <text:p>6614783.633</text:p>
          </table:table-cell>
          <table:table-cell office:value-type="float" office:value="594450.421" calcext:value-type="float">
            <text:p>594450.421</text:p>
          </table:table-cell>
          <table:table-cell table:number-columns-repeated="2" office:value-type="float" office:value="92.256" calcext:value-type="float">
            <text:p>92.25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3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614784.228" calcext:value-type="float">
            <text:p>6614784.228</text:p>
          </table:table-cell>
          <table:table-cell office:value-type="float" office:value="594451.141" calcext:value-type="float">
            <text:p>594451.141</text:p>
          </table:table-cell>
          <table:table-cell table:number-columns-repeated="2" office:value-type="float" office:value="92.237" calcext:value-type="float">
            <text:p>92.23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3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614784.886" calcext:value-type="float">
            <text:p>6614784.886</text:p>
          </table:table-cell>
          <table:table-cell office:value-type="float" office:value="594451.951" calcext:value-type="float">
            <text:p>594451.951</text:p>
          </table:table-cell>
          <table:table-cell table:number-columns-repeated="2" office:value-type="float" office:value="92.267" calcext:value-type="float">
            <text:p>92.26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4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614785.568" calcext:value-type="float">
            <text:p>6614785.568</text:p>
          </table:table-cell>
          <table:table-cell office:value-type="float" office:value="594452.818" calcext:value-type="float">
            <text:p>594452.818</text:p>
          </table:table-cell>
          <table:table-cell table:number-columns-repeated="2" office:value-type="float" office:value="92.225" calcext:value-type="float">
            <text:p>92.225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4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614786.065" calcext:value-type="float">
            <text:p>6614786.065</text:p>
          </table:table-cell>
          <table:table-cell office:value-type="float" office:value="594453.488" calcext:value-type="float">
            <text:p>594453.488</text:p>
          </table:table-cell>
          <table:table-cell table:number-columns-repeated="2" office:value-type="float" office:value="92.209" calcext:value-type="float">
            <text:p>92.20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4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614786.716" calcext:value-type="float">
            <text:p>6614786.716</text:p>
          </table:table-cell>
          <table:table-cell office:value-type="float" office:value="594454.291" calcext:value-type="float">
            <text:p>594454.291</text:p>
          </table:table-cell>
          <table:table-cell table:number-columns-repeated="2" office:value-type="float" office:value="92.207" calcext:value-type="float">
            <text:p>92.20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5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614787.261" calcext:value-type="float">
            <text:p>6614787.261</text:p>
          </table:table-cell>
          <table:table-cell office:value-type="float" office:value="594454.962" calcext:value-type="float">
            <text:p>594454.962</text:p>
          </table:table-cell>
          <table:table-cell table:number-columns-repeated="2" office:value-type="float" office:value="92.211" calcext:value-type="float">
            <text:p>92.21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5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614787.852" calcext:value-type="float">
            <text:p>6614787.852</text:p>
          </table:table-cell>
          <table:table-cell office:value-type="float" office:value="594455.726" calcext:value-type="float">
            <text:p>594455.726</text:p>
          </table:table-cell>
          <table:table-cell table:number-columns-repeated="2" office:value-type="float" office:value="92.176" calcext:value-type="float">
            <text:p>92.17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5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14788.415" calcext:value-type="float">
            <text:p>6614788.415</text:p>
          </table:table-cell>
          <table:table-cell office:value-type="float" office:value="594456.43" calcext:value-type="float">
            <text:p>594456.43</text:p>
          </table:table-cell>
          <table:table-cell table:number-columns-repeated="2" office:value-type="float" office:value="92.172" calcext:value-type="float">
            <text:p>92.17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5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614788.991" calcext:value-type="float">
            <text:p>6614788.991</text:p>
          </table:table-cell>
          <table:table-cell office:value-type="float" office:value="594457.152" calcext:value-type="float">
            <text:p>594457.152</text:p>
          </table:table-cell>
          <table:table-cell table:number-columns-repeated="2" office:value-type="float" office:value="92.17" calcext:value-type="float">
            <text:p>92.1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6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614789.532" calcext:value-type="float">
            <text:p>6614789.532</text:p>
          </table:table-cell>
          <table:table-cell office:value-type="float" office:value="594457.823" calcext:value-type="float">
            <text:p>594457.823</text:p>
          </table:table-cell>
          <table:table-cell table:number-columns-repeated="2" office:value-type="float" office:value="92.188" calcext:value-type="float">
            <text:p>92.18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6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614790.162" calcext:value-type="float">
            <text:p>6614790.162</text:p>
          </table:table-cell>
          <table:table-cell office:value-type="float" office:value="594458.641" calcext:value-type="float">
            <text:p>594458.641</text:p>
          </table:table-cell>
          <table:table-cell table:number-columns-repeated="2" office:value-type="float" office:value="92.174" calcext:value-type="float">
            <text:p>92.17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6:4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614790.708" calcext:value-type="float">
            <text:p>6614790.708</text:p>
          </table:table-cell>
          <table:table-cell office:value-type="float" office:value="594459.4" calcext:value-type="float">
            <text:p>594459.4</text:p>
          </table:table-cell>
          <table:table-cell table:number-columns-repeated="2" office:value-type="float" office:value="92.167" calcext:value-type="float">
            <text:p>92.16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7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614791.257" calcext:value-type="float">
            <text:p>6614791.257</text:p>
          </table:table-cell>
          <table:table-cell office:value-type="float" office:value="594460.058" calcext:value-type="float">
            <text:p>594460.058</text:p>
          </table:table-cell>
          <table:table-cell table:number-columns-repeated="2" office:value-type="float" office:value="92.187" calcext:value-type="float">
            <text:p>92.18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7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614791.793" calcext:value-type="float">
            <text:p>6614791.793</text:p>
          </table:table-cell>
          <table:table-cell office:value-type="float" office:value="594460.795" calcext:value-type="float">
            <text:p>594460.795</text:p>
          </table:table-cell>
          <table:table-cell table:number-columns-repeated="2" office:value-type="float" office:value="92.154" calcext:value-type="float">
            <text:p>92.15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7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614792.52" calcext:value-type="float">
            <text:p>6614792.52</text:p>
          </table:table-cell>
          <table:table-cell office:value-type="float" office:value="594461.598" calcext:value-type="float">
            <text:p>594461.598</text:p>
          </table:table-cell>
          <table:table-cell table:number-columns-repeated="2" office:value-type="float" office:value="92.197" calcext:value-type="float">
            <text:p>92.19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7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614793.306" calcext:value-type="float">
            <text:p>6614793.306</text:p>
          </table:table-cell>
          <table:table-cell office:value-type="float" office:value="594462.573" calcext:value-type="float">
            <text:p>594462.573</text:p>
          </table:table-cell>
          <table:table-cell table:number-columns-repeated="2" office:value-type="float" office:value="92.237" calcext:value-type="float">
            <text:p>92.23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8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614793.882" calcext:value-type="float">
            <text:p>6614793.882</text:p>
          </table:table-cell>
          <table:table-cell office:value-type="float" office:value="594463.25" calcext:value-type="float">
            <text:p>594463.25</text:p>
          </table:table-cell>
          <table:table-cell table:number-columns-repeated="2" office:value-type="float" office:value="92.214" calcext:value-type="float">
            <text:p>92.21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8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614794.536" calcext:value-type="float">
            <text:p>6614794.536</text:p>
          </table:table-cell>
          <table:table-cell office:value-type="float" office:value="594464.027" calcext:value-type="float">
            <text:p>594464.027</text:p>
          </table:table-cell>
          <table:table-cell table:number-columns-repeated="2" office:value-type="float" office:value="92.232" calcext:value-type="float">
            <text:p>92.232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8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614795.152" calcext:value-type="float">
            <text:p>6614795.152</text:p>
          </table:table-cell>
          <table:table-cell office:value-type="float" office:value="594464.745" calcext:value-type="float">
            <text:p>594464.745</text:p>
          </table:table-cell>
          <table:table-cell table:number-columns-repeated="2" office:value-type="float" office:value="92.262" calcext:value-type="float">
            <text:p>92.26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8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614795.812" calcext:value-type="float">
            <text:p>6614795.812</text:p>
          </table:table-cell>
          <table:table-cell office:value-type="float" office:value="594465.615" calcext:value-type="float">
            <text:p>594465.615</text:p>
          </table:table-cell>
          <table:table-cell table:number-columns-repeated="2" office:value-type="float" office:value="92.244" calcext:value-type="float">
            <text:p>92.24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9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614796.439" calcext:value-type="float">
            <text:p>6614796.439</text:p>
          </table:table-cell>
          <table:table-cell office:value-type="float" office:value="594466.337" calcext:value-type="float">
            <text:p>594466.337</text:p>
          </table:table-cell>
          <table:table-cell table:number-columns-repeated="2" office:value-type="float" office:value="92.281" calcext:value-type="float">
            <text:p>92.28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9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614797.089" calcext:value-type="float">
            <text:p>6614797.089</text:p>
          </table:table-cell>
          <table:table-cell office:value-type="float" office:value="594467.179" calcext:value-type="float">
            <text:p>594467.179</text:p>
          </table:table-cell>
          <table:table-cell table:number-columns-repeated="2" office:value-type="float" office:value="92.287" calcext:value-type="float">
            <text:p>92.28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9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614797.81" calcext:value-type="float">
            <text:p>6614797.81</text:p>
          </table:table-cell>
          <table:table-cell office:value-type="float" office:value="594468.047" calcext:value-type="float">
            <text:p>594468.047</text:p>
          </table:table-cell>
          <table:table-cell table:number-columns-repeated="2" office:value-type="float" office:value="92.32" calcext:value-type="float">
            <text:p>92.3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29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614798.498" calcext:value-type="float">
            <text:p>6614798.498</text:p>
          </table:table-cell>
          <table:table-cell office:value-type="float" office:value="594468.882" calcext:value-type="float">
            <text:p>594468.882</text:p>
          </table:table-cell>
          <table:table-cell table:number-columns-repeated="2" office:value-type="float" office:value="92.332" calcext:value-type="float">
            <text:p>92.33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0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614799.386" calcext:value-type="float">
            <text:p>6614799.386</text:p>
          </table:table-cell>
          <table:table-cell office:value-type="float" office:value="594469.932" calcext:value-type="float">
            <text:p>594469.932</text:p>
          </table:table-cell>
          <table:table-cell table:number-columns-repeated="2" office:value-type="float" office:value="92.312" calcext:value-type="float">
            <text:p>92.31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0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614800.233" calcext:value-type="float">
            <text:p>6614800.233</text:p>
          </table:table-cell>
          <table:table-cell office:value-type="float" office:value="594471.034" calcext:value-type="float">
            <text:p>594471.034</text:p>
          </table:table-cell>
          <table:table-cell table:number-columns-repeated="2" office:value-type="float" office:value="92.306" calcext:value-type="float">
            <text:p>92.30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0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614800.947" calcext:value-type="float">
            <text:p>6614800.947</text:p>
          </table:table-cell>
          <table:table-cell office:value-type="float" office:value="594471.966" calcext:value-type="float">
            <text:p>594471.966</text:p>
          </table:table-cell>
          <table:table-cell table:number-columns-repeated="2" office:value-type="float" office:value="92.27" calcext:value-type="float">
            <text:p>92.2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0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614801.582" calcext:value-type="float">
            <text:p>6614801.582</text:p>
          </table:table-cell>
          <table:table-cell office:value-type="float" office:value="594472.717" calcext:value-type="float">
            <text:p>594472.717</text:p>
          </table:table-cell>
          <table:table-cell table:number-columns-repeated="2" office:value-type="float" office:value="92.235" calcext:value-type="float">
            <text:p>92.23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1:1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614802.245" calcext:value-type="float">
            <text:p>6614802.245</text:p>
          </table:table-cell>
          <table:table-cell office:value-type="float" office:value="594473.464" calcext:value-type="float">
            <text:p>594473.464</text:p>
          </table:table-cell>
          <table:table-cell table:number-columns-repeated="2" office:value-type="float" office:value="92.25" calcext:value-type="float">
            <text:p>92.2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1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614802.284" calcext:value-type="float">
            <text:p>6614802.284</text:p>
          </table:table-cell>
          <table:table-cell office:value-type="float" office:value="594473.517" calcext:value-type="float">
            <text:p>594473.517</text:p>
          </table:table-cell>
          <table:table-cell table:number-columns-repeated="2" office:value-type="float" office:value="92.256" calcext:value-type="float">
            <text:p>92.25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2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614802.912" calcext:value-type="float">
            <text:p>6614802.912</text:p>
          </table:table-cell>
          <table:table-cell office:value-type="float" office:value="594474.28" calcext:value-type="float">
            <text:p>594474.28</text:p>
          </table:table-cell>
          <table:table-cell table:number-columns-repeated="2" office:value-type="float" office:value="92.271" calcext:value-type="float">
            <text:p>92.27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2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614809.096" calcext:value-type="float">
            <text:p>6614809.096</text:p>
          </table:table-cell>
          <table:table-cell office:value-type="float" office:value="594469.638" calcext:value-type="float">
            <text:p>594469.638</text:p>
          </table:table-cell>
          <table:table-cell table:number-columns-repeated="2" office:value-type="float" office:value="93.04" calcext:value-type="float">
            <text:p>93.0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4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614809.714" calcext:value-type="float">
            <text:p>6614809.714</text:p>
          </table:table-cell>
          <table:table-cell office:value-type="float" office:value="594470.465" calcext:value-type="float">
            <text:p>594470.465</text:p>
          </table:table-cell>
          <table:table-cell table:number-columns-repeated="2" office:value-type="float" office:value="93.016" calcext:value-type="float">
            <text:p>93.01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5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614810.419" calcext:value-type="float">
            <text:p>6614810.419</text:p>
          </table:table-cell>
          <table:table-cell office:value-type="float" office:value="594471.379" calcext:value-type="float">
            <text:p>594471.379</text:p>
          </table:table-cell>
          <table:table-cell table:number-columns-repeated="2" office:value-type="float" office:value="92.981" calcext:value-type="float">
            <text:p>92.98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5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614811.277" calcext:value-type="float">
            <text:p>6614811.277</text:p>
          </table:table-cell>
          <table:table-cell office:value-type="float" office:value="594472.414" calcext:value-type="float">
            <text:p>594472.414</text:p>
          </table:table-cell>
          <table:table-cell table:number-columns-repeated="2" office:value-type="float" office:value="92.996" calcext:value-type="float">
            <text:p>92.99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5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614812.024" calcext:value-type="float">
            <text:p>6614812.024</text:p>
          </table:table-cell>
          <table:table-cell office:value-type="float" office:value="594473.26" calcext:value-type="float">
            <text:p>594473.26</text:p>
          </table:table-cell>
          <table:table-cell table:number-columns-repeated="2" office:value-type="float" office:value="92.947" calcext:value-type="float">
            <text:p>92.947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5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614812.75" calcext:value-type="float">
            <text:p>6614812.75</text:p>
          </table:table-cell>
          <table:table-cell office:value-type="float" office:value="594474.226" calcext:value-type="float">
            <text:p>594474.226</text:p>
          </table:table-cell>
          <table:table-cell table:number-columns-repeated="2" office:value-type="float" office:value="92.89" calcext:value-type="float">
            <text:p>92.8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6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614813.405" calcext:value-type="float">
            <text:p>6614813.405</text:p>
          </table:table-cell>
          <table:table-cell office:value-type="float" office:value="594475.099" calcext:value-type="float">
            <text:p>594475.099</text:p>
          </table:table-cell>
          <table:table-cell table:number-columns-repeated="2" office:value-type="float" office:value="92.871" calcext:value-type="float">
            <text:p>92.87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6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614814.291" calcext:value-type="float">
            <text:p>6614814.291</text:p>
          </table:table-cell>
          <table:table-cell office:value-type="float" office:value="594476.171" calcext:value-type="float">
            <text:p>594476.171</text:p>
          </table:table-cell>
          <table:table-cell table:number-columns-repeated="2" office:value-type="float" office:value="92.862" calcext:value-type="float">
            <text:p>92.862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6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614815.215" calcext:value-type="float">
            <text:p>6614815.215</text:p>
          </table:table-cell>
          <table:table-cell office:value-type="float" office:value="594477.303" calcext:value-type="float">
            <text:p>594477.303</text:p>
          </table:table-cell>
          <table:table-cell table:number-columns-repeated="2" office:value-type="float" office:value="92.809" calcext:value-type="float">
            <text:p>92.80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7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614815.964" calcext:value-type="float">
            <text:p>6614815.964</text:p>
          </table:table-cell>
          <table:table-cell office:value-type="float" office:value="594478.213" calcext:value-type="float">
            <text:p>594478.213</text:p>
          </table:table-cell>
          <table:table-cell table:number-columns-repeated="2" office:value-type="float" office:value="92.842" calcext:value-type="float">
            <text:p>92.84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7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614816.632" calcext:value-type="float">
            <text:p>6614816.632</text:p>
          </table:table-cell>
          <table:table-cell office:value-type="float" office:value="594479.026" calcext:value-type="float">
            <text:p>594479.026</text:p>
          </table:table-cell>
          <table:table-cell table:number-columns-repeated="2" office:value-type="float" office:value="92.772" calcext:value-type="float">
            <text:p>92.77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7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614817.415" calcext:value-type="float">
            <text:p>6614817.415</text:p>
          </table:table-cell>
          <table:table-cell office:value-type="float" office:value="594479.961" calcext:value-type="float">
            <text:p>594479.961</text:p>
          </table:table-cell>
          <table:table-cell table:number-columns-repeated="2" office:value-type="float" office:value="92.764" calcext:value-type="float">
            <text:p>92.76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7:5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614818.199" calcext:value-type="float">
            <text:p>6614818.199</text:p>
          </table:table-cell>
          <table:table-cell office:value-type="float" office:value="594480.955" calcext:value-type="float">
            <text:p>594480.955</text:p>
          </table:table-cell>
          <table:table-cell table:number-columns-repeated="2" office:value-type="float" office:value="92.762" calcext:value-type="float">
            <text:p>92.76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8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614818.945" calcext:value-type="float">
            <text:p>6614818.945</text:p>
          </table:table-cell>
          <table:table-cell office:value-type="float" office:value="594481.849" calcext:value-type="float">
            <text:p>594481.849</text:p>
          </table:table-cell>
          <table:table-cell table:number-columns-repeated="2" office:value-type="float" office:value="92.754" calcext:value-type="float">
            <text:p>92.75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8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614819.616" calcext:value-type="float">
            <text:p>6614819.616</text:p>
          </table:table-cell>
          <table:table-cell office:value-type="float" office:value="594482.644" calcext:value-type="float">
            <text:p>594482.644</text:p>
          </table:table-cell>
          <table:table-cell table:number-columns-repeated="2" office:value-type="float" office:value="92.731" calcext:value-type="float">
            <text:p>92.73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8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614820.363" calcext:value-type="float">
            <text:p>6614820.363</text:p>
          </table:table-cell>
          <table:table-cell office:value-type="float" office:value="594483.621" calcext:value-type="float">
            <text:p>594483.621</text:p>
          </table:table-cell>
          <table:table-cell table:number-columns-repeated="2" office:value-type="float" office:value="92.675" calcext:value-type="float">
            <text:p>92.67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9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614821.279" calcext:value-type="float">
            <text:p>6614821.279</text:p>
          </table:table-cell>
          <table:table-cell office:value-type="float" office:value="594484.76" calcext:value-type="float">
            <text:p>594484.76</text:p>
          </table:table-cell>
          <table:table-cell table:number-columns-repeated="2" office:value-type="float" office:value="92.651" calcext:value-type="float">
            <text:p>92.65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9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614822.146" calcext:value-type="float">
            <text:p>6614822.146</text:p>
          </table:table-cell>
          <table:table-cell office:value-type="float" office:value="594485.943" calcext:value-type="float">
            <text:p>594485.943</text:p>
          </table:table-cell>
          <table:table-cell table:number-columns-repeated="2" office:value-type="float" office:value="92.666" calcext:value-type="float">
            <text:p>92.66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39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614823.377" calcext:value-type="float">
            <text:p>6614823.377</text:p>
          </table:table-cell>
          <table:table-cell office:value-type="float" office:value="594487.36" calcext:value-type="float">
            <text:p>594487.36</text:p>
          </table:table-cell>
          <table:table-cell table:number-columns-repeated="2" office:value-type="float" office:value="92.678" calcext:value-type="float">
            <text:p>92.67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0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614824.011" calcext:value-type="float">
            <text:p>6614824.011</text:p>
          </table:table-cell>
          <table:table-cell office:value-type="float" office:value="594488.21" calcext:value-type="float">
            <text:p>594488.21</text:p>
          </table:table-cell>
          <table:table-cell table:number-columns-repeated="2" office:value-type="float" office:value="92.695" calcext:value-type="float">
            <text:p>92.69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0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614824.791" calcext:value-type="float">
            <text:p>6614824.791</text:p>
          </table:table-cell>
          <table:table-cell office:value-type="float" office:value="594489.14" calcext:value-type="float">
            <text:p>594489.14</text:p>
          </table:table-cell>
          <table:table-cell table:number-columns-repeated="2" office:value-type="float" office:value="92.727" calcext:value-type="float">
            <text:p>92.72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0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614825.726" calcext:value-type="float">
            <text:p>6614825.726</text:p>
          </table:table-cell>
          <table:table-cell office:value-type="float" office:value="594490.238" calcext:value-type="float">
            <text:p>594490.238</text:p>
          </table:table-cell>
          <table:table-cell table:number-columns-repeated="2" office:value-type="float" office:value="92.753" calcext:value-type="float">
            <text:p>92.75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1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614826.583" calcext:value-type="float">
            <text:p>6614826.583</text:p>
          </table:table-cell>
          <table:table-cell office:value-type="float" office:value="594491.251" calcext:value-type="float">
            <text:p>594491.251</text:p>
          </table:table-cell>
          <table:table-cell table:number-columns-repeated="2" office:value-type="float" office:value="92.749" calcext:value-type="float">
            <text:p>92.74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1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614827.64" calcext:value-type="float">
            <text:p>6614827.64</text:p>
          </table:table-cell>
          <table:table-cell office:value-type="float" office:value="594492.672" calcext:value-type="float">
            <text:p>594492.672</text:p>
          </table:table-cell>
          <table:table-cell table:number-columns-repeated="2" office:value-type="float" office:value="92.784" calcext:value-type="float">
            <text:p>92.78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1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614828.623" calcext:value-type="float">
            <text:p>6614828.623</text:p>
          </table:table-cell>
          <table:table-cell office:value-type="float" office:value="594493.775" calcext:value-type="float">
            <text:p>594493.775</text:p>
          </table:table-cell>
          <table:table-cell table:number-columns-repeated="2" office:value-type="float" office:value="92.803" calcext:value-type="float">
            <text:p>92.80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2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614829.514" calcext:value-type="float">
            <text:p>6614829.514</text:p>
          </table:table-cell>
          <table:table-cell office:value-type="float" office:value="594494.78" calcext:value-type="float">
            <text:p>594494.78</text:p>
          </table:table-cell>
          <table:table-cell table:number-columns-repeated="2" office:value-type="float" office:value="92.836" calcext:value-type="float">
            <text:p>92.83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2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614830.443" calcext:value-type="float">
            <text:p>6614830.443</text:p>
          </table:table-cell>
          <table:table-cell office:value-type="float" office:value="594495.99" calcext:value-type="float">
            <text:p>594495.99</text:p>
          </table:table-cell>
          <table:table-cell table:number-columns-repeated="2" office:value-type="float" office:value="92.874" calcext:value-type="float">
            <text:p>92.87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2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614831.18" calcext:value-type="float">
            <text:p>6614831.18</text:p>
          </table:table-cell>
          <table:table-cell office:value-type="float" office:value="594496.867" calcext:value-type="float">
            <text:p>594496.867</text:p>
          </table:table-cell>
          <table:table-cell table:number-columns-repeated="2" office:value-type="float" office:value="92.916" calcext:value-type="float">
            <text:p>92.91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3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614832.056" calcext:value-type="float">
            <text:p>6614832.056</text:p>
          </table:table-cell>
          <table:table-cell office:value-type="float" office:value="594497.974" calcext:value-type="float">
            <text:p>594497.974</text:p>
          </table:table-cell>
          <table:table-cell table:number-columns-repeated="2" office:value-type="float" office:value="92.967" calcext:value-type="float">
            <text:p>92.96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3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614832.839" calcext:value-type="float">
            <text:p>6614832.839</text:p>
          </table:table-cell>
          <table:table-cell office:value-type="float" office:value="594498.946" calcext:value-type="float">
            <text:p>594498.946</text:p>
          </table:table-cell>
          <table:table-cell table:number-columns-repeated="2" office:value-type="float" office:value="93.017" calcext:value-type="float">
            <text:p>93.01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3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614833.614" calcext:value-type="float">
            <text:p>6614833.614</text:p>
          </table:table-cell>
          <table:table-cell office:value-type="float" office:value="594499.967" calcext:value-type="float">
            <text:p>594499.967</text:p>
          </table:table-cell>
          <table:table-cell table:number-columns-repeated="2" office:value-type="float" office:value="92.997" calcext:value-type="float">
            <text:p>92.99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3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614834.732" calcext:value-type="float">
            <text:p>6614834.732</text:p>
          </table:table-cell>
          <table:table-cell office:value-type="float" office:value="594501.188" calcext:value-type="float">
            <text:p>594501.188</text:p>
          </table:table-cell>
          <table:table-cell table:number-columns-repeated="2" office:value-type="float" office:value="93.072" calcext:value-type="float">
            <text:p>93.07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4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614835.551" calcext:value-type="float">
            <text:p>6614835.551</text:p>
          </table:table-cell>
          <table:table-cell office:value-type="float" office:value="594502.121" calcext:value-type="float">
            <text:p>594502.121</text:p>
          </table:table-cell>
          <table:table-cell table:number-columns-repeated="2" office:value-type="float" office:value="93.115" calcext:value-type="float">
            <text:p>93.11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4:3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614836.224" calcext:value-type="float">
            <text:p>6614836.224</text:p>
          </table:table-cell>
          <table:table-cell office:value-type="float" office:value="594503.011" calcext:value-type="float">
            <text:p>594503.011</text:p>
          </table:table-cell>
          <table:table-cell table:number-columns-repeated="2" office:value-type="float" office:value="93.165" calcext:value-type="float">
            <text:p>93.16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4:5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14837.057" calcext:value-type="float">
            <text:p>6614837.057</text:p>
          </table:table-cell>
          <table:table-cell office:value-type="float" office:value="594503.992" calcext:value-type="float">
            <text:p>594503.992</text:p>
          </table:table-cell>
          <table:table-cell table:number-columns-repeated="2" office:value-type="float" office:value="93.227" calcext:value-type="float">
            <text:p>93.22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5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614837.764" calcext:value-type="float">
            <text:p>6614837.764</text:p>
          </table:table-cell>
          <table:table-cell office:value-type="float" office:value="594504.905" calcext:value-type="float">
            <text:p>594504.905</text:p>
          </table:table-cell>
          <table:table-cell table:number-columns-repeated="2" office:value-type="float" office:value="93.274" calcext:value-type="float">
            <text:p>93.27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5: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614838.755" calcext:value-type="float">
            <text:p>6614838.755</text:p>
          </table:table-cell>
          <table:table-cell office:value-type="float" office:value="594505.994" calcext:value-type="float">
            <text:p>594505.994</text:p>
          </table:table-cell>
          <table:table-cell table:number-columns-repeated="2" office:value-type="float" office:value="93.359" calcext:value-type="float">
            <text:p>93.35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5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614839.602" calcext:value-type="float">
            <text:p>6614839.602</text:p>
          </table:table-cell>
          <table:table-cell office:value-type="float" office:value="594507.081" calcext:value-type="float">
            <text:p>594507.081</text:p>
          </table:table-cell>
          <table:table-cell table:number-columns-repeated="2" office:value-type="float" office:value="93.47" calcext:value-type="float">
            <text:p>93.4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6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614840.372" calcext:value-type="float">
            <text:p>6614840.372</text:p>
          </table:table-cell>
          <table:table-cell office:value-type="float" office:value="594507.991" calcext:value-type="float">
            <text:p>594507.991</text:p>
          </table:table-cell>
          <table:table-cell table:number-columns-repeated="2" office:value-type="float" office:value="93.531" calcext:value-type="float">
            <text:p>93.53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6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614841.133" calcext:value-type="float">
            <text:p>6614841.133</text:p>
          </table:table-cell>
          <table:table-cell office:value-type="float" office:value="594508.861" calcext:value-type="float">
            <text:p>594508.861</text:p>
          </table:table-cell>
          <table:table-cell table:number-columns-repeated="2" office:value-type="float" office:value="93.633" calcext:value-type="float">
            <text:p>93.63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6: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14841.908" calcext:value-type="float">
            <text:p>6614841.908</text:p>
          </table:table-cell>
          <table:table-cell office:value-type="float" office:value="594509.878" calcext:value-type="float">
            <text:p>594509.878</text:p>
          </table:table-cell>
          <table:table-cell table:number-columns-repeated="2" office:value-type="float" office:value="93.751" calcext:value-type="float">
            <text:p>93.751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6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614842.69" calcext:value-type="float">
            <text:p>6614842.69</text:p>
          </table:table-cell>
          <table:table-cell office:value-type="float" office:value="594510.77" calcext:value-type="float">
            <text:p>594510.77</text:p>
          </table:table-cell>
          <table:table-cell table:number-columns-repeated="2" office:value-type="float" office:value="93.853" calcext:value-type="float">
            <text:p>93.85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7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614843.402" calcext:value-type="float">
            <text:p>6614843.402</text:p>
          </table:table-cell>
          <table:table-cell office:value-type="float" office:value="594511.614" calcext:value-type="float">
            <text:p>594511.614</text:p>
          </table:table-cell>
          <table:table-cell table:number-columns-repeated="2" office:value-type="float" office:value="93.947" calcext:value-type="float">
            <text:p>93.94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7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614844.252" calcext:value-type="float">
            <text:p>6614844.252</text:p>
          </table:table-cell>
          <table:table-cell office:value-type="float" office:value="594512.573" calcext:value-type="float">
            <text:p>594512.573</text:p>
          </table:table-cell>
          <table:table-cell table:number-columns-repeated="2" office:value-type="float" office:value="94.053" calcext:value-type="float">
            <text:p>94.05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7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614845.074" calcext:value-type="float">
            <text:p>6614845.074</text:p>
          </table:table-cell>
          <table:table-cell office:value-type="float" office:value="594513.491" calcext:value-type="float">
            <text:p>594513.491</text:p>
          </table:table-cell>
          <table:table-cell table:number-columns-repeated="2" office:value-type="float" office:value="94.16" calcext:value-type="float">
            <text:p>94.1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8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614845.672" calcext:value-type="float">
            <text:p>6614845.672</text:p>
          </table:table-cell>
          <table:table-cell office:value-type="float" office:value="594514.271" calcext:value-type="float">
            <text:p>594514.271</text:p>
          </table:table-cell>
          <table:table-cell table:number-columns-repeated="2" office:value-type="float" office:value="94.25" calcext:value-type="float">
            <text:p>94.2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8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614846.487" calcext:value-type="float">
            <text:p>6614846.487</text:p>
          </table:table-cell>
          <table:table-cell office:value-type="float" office:value="594515.22" calcext:value-type="float">
            <text:p>594515.22</text:p>
          </table:table-cell>
          <table:table-cell table:number-columns-repeated="2" office:value-type="float" office:value="94.394" calcext:value-type="float">
            <text:p>94.39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8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614847.322" calcext:value-type="float">
            <text:p>6614847.322</text:p>
          </table:table-cell>
          <table:table-cell office:value-type="float" office:value="594516.409" calcext:value-type="float">
            <text:p>594516.409</text:p>
          </table:table-cell>
          <table:table-cell table:number-columns-repeated="2" office:value-type="float" office:value="94.522" calcext:value-type="float">
            <text:p>94.52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9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614848.025" calcext:value-type="float">
            <text:p>6614848.025</text:p>
          </table:table-cell>
          <table:table-cell office:value-type="float" office:value="594517.188" calcext:value-type="float">
            <text:p>594517.188</text:p>
          </table:table-cell>
          <table:table-cell table:number-columns-repeated="2" office:value-type="float" office:value="94.615" calcext:value-type="float">
            <text:p>94.61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9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614848.579" calcext:value-type="float">
            <text:p>6614848.579</text:p>
          </table:table-cell>
          <table:table-cell office:value-type="float" office:value="594517.879" calcext:value-type="float">
            <text:p>594517.879</text:p>
          </table:table-cell>
          <table:table-cell table:number-columns-repeated="2" office:value-type="float" office:value="94.698" calcext:value-type="float">
            <text:p>94.69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49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614849.325" calcext:value-type="float">
            <text:p>6614849.325</text:p>
          </table:table-cell>
          <table:table-cell office:value-type="float" office:value="594518.678" calcext:value-type="float">
            <text:p>594518.678</text:p>
          </table:table-cell>
          <table:table-cell table:number-columns-repeated="2" office:value-type="float" office:value="94.831" calcext:value-type="float">
            <text:p>94.83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0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614850.17" calcext:value-type="float">
            <text:p>6614850.17</text:p>
          </table:table-cell>
          <table:table-cell office:value-type="float" office:value="594519.612" calcext:value-type="float">
            <text:p>594519.612</text:p>
          </table:table-cell>
          <table:table-cell table:number-columns-repeated="2" office:value-type="float" office:value="94.974" calcext:value-type="float">
            <text:p>94.97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0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614850.959" calcext:value-type="float">
            <text:p>6614850.959</text:p>
          </table:table-cell>
          <table:table-cell office:value-type="float" office:value="594520.549" calcext:value-type="float">
            <text:p>594520.549</text:p>
          </table:table-cell>
          <table:table-cell table:number-columns-repeated="2" office:value-type="float" office:value="95.132" calcext:value-type="float">
            <text:p>95.13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0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614851.666" calcext:value-type="float">
            <text:p>6614851.666</text:p>
          </table:table-cell>
          <table:table-cell office:value-type="float" office:value="594521.377" calcext:value-type="float">
            <text:p>594521.377</text:p>
          </table:table-cell>
          <table:table-cell table:number-columns-repeated="2" office:value-type="float" office:value="95.209" calcext:value-type="float">
            <text:p>95.20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1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614852.485" calcext:value-type="float">
            <text:p>6614852.485</text:p>
          </table:table-cell>
          <table:table-cell office:value-type="float" office:value="594522.404" calcext:value-type="float">
            <text:p>594522.404</text:p>
          </table:table-cell>
          <table:table-cell table:number-columns-repeated="2" office:value-type="float" office:value="95.348" calcext:value-type="float">
            <text:p>95.34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1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614853.381" calcext:value-type="float">
            <text:p>6614853.381</text:p>
          </table:table-cell>
          <table:table-cell office:value-type="float" office:value="594523.42" calcext:value-type="float">
            <text:p>594523.42</text:p>
          </table:table-cell>
          <table:table-cell table:number-columns-repeated="2" office:value-type="float" office:value="95.497" calcext:value-type="float">
            <text:p>95.49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1:4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614854.232" calcext:value-type="float">
            <text:p>6614854.232</text:p>
          </table:table-cell>
          <table:table-cell office:value-type="float" office:value="594524.329" calcext:value-type="float">
            <text:p>594524.329</text:p>
          </table:table-cell>
          <table:table-cell table:number-columns-repeated="2" office:value-type="float" office:value="95.649" calcext:value-type="float">
            <text:p>95.64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2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14854.91" calcext:value-type="float">
            <text:p>6614854.91</text:p>
          </table:table-cell>
          <table:table-cell office:value-type="float" office:value="594525.226" calcext:value-type="float">
            <text:p>594525.226</text:p>
          </table:table-cell>
          <table:table-cell table:number-columns-repeated="2" office:value-type="float" office:value="95.806" calcext:value-type="float">
            <text:p>95.80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2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614855.687" calcext:value-type="float">
            <text:p>6614855.687</text:p>
          </table:table-cell>
          <table:table-cell office:value-type="float" office:value="594526.039" calcext:value-type="float">
            <text:p>594526.039</text:p>
          </table:table-cell>
          <table:table-cell table:number-columns-repeated="2" office:value-type="float" office:value="95.957" calcext:value-type="float">
            <text:p>95.95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2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614856.42" calcext:value-type="float">
            <text:p>6614856.42</text:p>
          </table:table-cell>
          <table:table-cell office:value-type="float" office:value="594526.9" calcext:value-type="float">
            <text:p>594526.9</text:p>
          </table:table-cell>
          <table:table-cell table:number-columns-repeated="2" office:value-type="float" office:value="96.17" calcext:value-type="float">
            <text:p>96.1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2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614857.224" calcext:value-type="float">
            <text:p>6614857.224</text:p>
          </table:table-cell>
          <table:table-cell office:value-type="float" office:value="594527.903" calcext:value-type="float">
            <text:p>594527.903</text:p>
          </table:table-cell>
          <table:table-cell table:number-columns-repeated="2" office:value-type="float" office:value="96.317" calcext:value-type="float">
            <text:p>96.31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3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14857.87" calcext:value-type="float">
            <text:p>6614857.87</text:p>
          </table:table-cell>
          <table:table-cell office:value-type="float" office:value="594528.661" calcext:value-type="float">
            <text:p>594528.661</text:p>
          </table:table-cell>
          <table:table-cell table:number-columns-repeated="2" office:value-type="float" office:value="96.436" calcext:value-type="float">
            <text:p>96.43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3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614858.614" calcext:value-type="float">
            <text:p>6614858.614</text:p>
          </table:table-cell>
          <table:table-cell office:value-type="float" office:value="594529.386" calcext:value-type="float">
            <text:p>594529.386</text:p>
          </table:table-cell>
          <table:table-cell table:number-columns-repeated="2" office:value-type="float" office:value="96.597" calcext:value-type="float">
            <text:p>96.59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3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614859.224" calcext:value-type="float">
            <text:p>6614859.224</text:p>
          </table:table-cell>
          <table:table-cell office:value-type="float" office:value="594530.04" calcext:value-type="float">
            <text:p>594530.04</text:p>
          </table:table-cell>
          <table:table-cell table:number-columns-repeated="2" office:value-type="float" office:value="96.732" calcext:value-type="float">
            <text:p>96.73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4:1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614859.897" calcext:value-type="float">
            <text:p>6614859.897</text:p>
          </table:table-cell>
          <table:table-cell office:value-type="float" office:value="594530.824" calcext:value-type="float">
            <text:p>594530.824</text:p>
          </table:table-cell>
          <table:table-cell table:number-columns-repeated="2" office:value-type="float" office:value="96.86" calcext:value-type="float">
            <text:p>96.8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4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14928.875" calcext:value-type="float">
            <text:p>6614928.875</text:p>
          </table:table-cell>
          <table:table-cell office:value-type="float" office:value="594451.483" calcext:value-type="float">
            <text:p>594451.483</text:p>
          </table:table-cell>
          <table:table-cell table:number-columns-repeated="2" office:value-type="float" office:value="102.344" calcext:value-type="float">
            <text:p>102.34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7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614928.006" calcext:value-type="float">
            <text:p>6614928.006</text:p>
          </table:table-cell>
          <table:table-cell office:value-type="float" office:value="594450.504" calcext:value-type="float">
            <text:p>594450.504</text:p>
          </table:table-cell>
          <table:table-cell table:number-columns-repeated="2" office:value-type="float" office:value="102.203" calcext:value-type="float">
            <text:p>102.20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8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614927.352" calcext:value-type="float">
            <text:p>6614927.352</text:p>
          </table:table-cell>
          <table:table-cell office:value-type="float" office:value="594449.807" calcext:value-type="float">
            <text:p>594449.807</text:p>
          </table:table-cell>
          <table:table-cell table:number-columns-repeated="2" office:value-type="float" office:value="102.089" calcext:value-type="float">
            <text:p>102.08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8:2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614926.714" calcext:value-type="float">
            <text:p>6614926.714</text:p>
          </table:table-cell>
          <table:table-cell office:value-type="float" office:value="594449.108" calcext:value-type="float">
            <text:p>594449.108</text:p>
          </table:table-cell>
          <table:table-cell table:number-columns-repeated="2" office:value-type="float" office:value="101.974" calcext:value-type="float">
            <text:p>101.97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8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614926.049" calcext:value-type="float">
            <text:p>6614926.049</text:p>
          </table:table-cell>
          <table:table-cell office:value-type="float" office:value="594448.292" calcext:value-type="float">
            <text:p>594448.292</text:p>
          </table:table-cell>
          <table:table-cell table:number-columns-repeated="2" office:value-type="float" office:value="101.878" calcext:value-type="float">
            <text:p>101.87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9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614925.42" calcext:value-type="float">
            <text:p>6614925.42</text:p>
          </table:table-cell>
          <table:table-cell office:value-type="float" office:value="594447.606" calcext:value-type="float">
            <text:p>594447.606</text:p>
          </table:table-cell>
          <table:table-cell table:number-columns-repeated="2" office:value-type="float" office:value="101.794" calcext:value-type="float">
            <text:p>101.79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9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614924.576" calcext:value-type="float">
            <text:p>6614924.576</text:p>
          </table:table-cell>
          <table:table-cell office:value-type="float" office:value="594446.683" calcext:value-type="float">
            <text:p>594446.683</text:p>
          </table:table-cell>
          <table:table-cell table:number-columns-repeated="2" office:value-type="float" office:value="101.676" calcext:value-type="float">
            <text:p>101.67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5:59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614923.956" calcext:value-type="float">
            <text:p>6614923.956</text:p>
          </table:table-cell>
          <table:table-cell office:value-type="float" office:value="594445.917" calcext:value-type="float">
            <text:p>594445.917</text:p>
          </table:table-cell>
          <table:table-cell table:number-columns-repeated="2" office:value-type="float" office:value="101.576" calcext:value-type="float">
            <text:p>101.57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0:0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614923.267" calcext:value-type="float">
            <text:p>6614923.267</text:p>
          </table:table-cell>
          <table:table-cell office:value-type="float" office:value="594445.19" calcext:value-type="float">
            <text:p>594445.19</text:p>
          </table:table-cell>
          <table:table-cell table:number-columns-repeated="2" office:value-type="float" office:value="101.466" calcext:value-type="float">
            <text:p>101.46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0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614923.31" calcext:value-type="float">
            <text:p>6614923.31</text:p>
          </table:table-cell>
          <table:table-cell office:value-type="float" office:value="594445.188" calcext:value-type="float">
            <text:p>594445.188</text:p>
          </table:table-cell>
          <table:table-cell table:number-columns-repeated="2" office:value-type="float" office:value="101.462" calcext:value-type="float">
            <text:p>101.46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0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614922.6" calcext:value-type="float">
            <text:p>6614922.6</text:p>
          </table:table-cell>
          <table:table-cell office:value-type="float" office:value="594444.441" calcext:value-type="float">
            <text:p>594444.441</text:p>
          </table:table-cell>
          <table:table-cell table:number-columns-repeated="2" office:value-type="float" office:value="101.363" calcext:value-type="float">
            <text:p>101.36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1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614922.102" calcext:value-type="float">
            <text:p>6614922.102</text:p>
          </table:table-cell>
          <table:table-cell office:value-type="float" office:value="594443.799" calcext:value-type="float">
            <text:p>594443.799</text:p>
          </table:table-cell>
          <table:table-cell table:number-columns-repeated="2" office:value-type="float" office:value="101.291" calcext:value-type="float">
            <text:p>101.29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1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614921.492" calcext:value-type="float">
            <text:p>6614921.492</text:p>
          </table:table-cell>
          <table:table-cell office:value-type="float" office:value="594443.058" calcext:value-type="float">
            <text:p>594443.058</text:p>
          </table:table-cell>
          <table:table-cell table:number-columns-repeated="2" office:value-type="float" office:value="101.23" calcext:value-type="float">
            <text:p>101.2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2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614920.713" calcext:value-type="float">
            <text:p>6614920.713</text:p>
          </table:table-cell>
          <table:table-cell office:value-type="float" office:value="594442.148" calcext:value-type="float">
            <text:p>594442.148</text:p>
          </table:table-cell>
          <table:table-cell table:number-columns-repeated="2" office:value-type="float" office:value="101.097" calcext:value-type="float">
            <text:p>101.09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2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614919.935" calcext:value-type="float">
            <text:p>6614919.935</text:p>
          </table:table-cell>
          <table:table-cell office:value-type="float" office:value="594441.227" calcext:value-type="float">
            <text:p>594441.227</text:p>
          </table:table-cell>
          <table:table-cell table:number-columns-repeated="2" office:value-type="float" office:value="100.996" calcext:value-type="float">
            <text:p>100.99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2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614919.321" calcext:value-type="float">
            <text:p>6614919.321</text:p>
          </table:table-cell>
          <table:table-cell office:value-type="float" office:value="594440.498" calcext:value-type="float">
            <text:p>594440.498</text:p>
          </table:table-cell>
          <table:table-cell table:number-columns-repeated="2" office:value-type="float" office:value="100.943" calcext:value-type="float">
            <text:p>100.94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2:5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614918.777" calcext:value-type="float">
            <text:p>6614918.777</text:p>
          </table:table-cell>
          <table:table-cell office:value-type="float" office:value="594439.817" calcext:value-type="float">
            <text:p>594439.817</text:p>
          </table:table-cell>
          <table:table-cell table:number-columns-repeated="2" office:value-type="float" office:value="100.869" calcext:value-type="float">
            <text:p>100.86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3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614918.04" calcext:value-type="float">
            <text:p>6614918.04</text:p>
          </table:table-cell>
          <table:table-cell office:value-type="float" office:value="594438.98" calcext:value-type="float">
            <text:p>594438.98</text:p>
          </table:table-cell>
          <table:table-cell table:number-columns-repeated="2" office:value-type="float" office:value="100.774" calcext:value-type="float">
            <text:p>100.774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3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614917.384" calcext:value-type="float">
            <text:p>6614917.384</text:p>
          </table:table-cell>
          <table:table-cell office:value-type="float" office:value="594438.267" calcext:value-type="float">
            <text:p>594438.267</text:p>
          </table:table-cell>
          <table:table-cell table:number-columns-repeated="2" office:value-type="float" office:value="100.71" calcext:value-type="float">
            <text:p>100.7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3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614916.782" calcext:value-type="float">
            <text:p>6614916.782</text:p>
          </table:table-cell>
          <table:table-cell office:value-type="float" office:value="594437.483" calcext:value-type="float">
            <text:p>594437.483</text:p>
          </table:table-cell>
          <table:table-cell table:number-columns-repeated="2" office:value-type="float" office:value="100.611" calcext:value-type="float">
            <text:p>100.61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4:1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614916.144" calcext:value-type="float">
            <text:p>6614916.144</text:p>
          </table:table-cell>
          <table:table-cell office:value-type="float" office:value="594436.747" calcext:value-type="float">
            <text:p>594436.747</text:p>
          </table:table-cell>
          <table:table-cell table:number-columns-repeated="2" office:value-type="float" office:value="100.514" calcext:value-type="float">
            <text:p>100.51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4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614915.406" calcext:value-type="float">
            <text:p>6614915.406</text:p>
          </table:table-cell>
          <table:table-cell office:value-type="float" office:value="594435.927" calcext:value-type="float">
            <text:p>594435.927</text:p>
          </table:table-cell>
          <table:table-cell table:number-columns-repeated="2" office:value-type="float" office:value="100.402" calcext:value-type="float">
            <text:p>100.40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4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614914.87" calcext:value-type="float">
            <text:p>6614914.87</text:p>
          </table:table-cell>
          <table:table-cell office:value-type="float" office:value="594435.284" calcext:value-type="float">
            <text:p>594435.284</text:p>
          </table:table-cell>
          <table:table-cell table:number-columns-repeated="2" office:value-type="float" office:value="100.308" calcext:value-type="float">
            <text:p>100.30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5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614914.145" calcext:value-type="float">
            <text:p>6614914.145</text:p>
          </table:table-cell>
          <table:table-cell office:value-type="float" office:value="594434.427" calcext:value-type="float">
            <text:p>594434.427</text:p>
          </table:table-cell>
          <table:table-cell table:number-columns-repeated="2" office:value-type="float" office:value="100.201" calcext:value-type="float">
            <text:p>100.20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5: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614913.561" calcext:value-type="float">
            <text:p>6614913.561</text:p>
          </table:table-cell>
          <table:table-cell office:value-type="float" office:value="594433.8" calcext:value-type="float">
            <text:p>594433.8</text:p>
          </table:table-cell>
          <table:table-cell table:number-columns-repeated="2" office:value-type="float" office:value="100.095" calcext:value-type="float">
            <text:p>100.09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6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614912.946" calcext:value-type="float">
            <text:p>6614912.946</text:p>
          </table:table-cell>
          <table:table-cell office:value-type="float" office:value="594433.116" calcext:value-type="float">
            <text:p>594433.116</text:p>
          </table:table-cell>
          <table:table-cell table:number-columns-repeated="2" office:value-type="float" office:value="99.993" calcext:value-type="float">
            <text:p>99.99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6: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614912.354" calcext:value-type="float">
            <text:p>6614912.354</text:p>
          </table:table-cell>
          <table:table-cell office:value-type="float" office:value="594432.346" calcext:value-type="float">
            <text:p>594432.346</text:p>
          </table:table-cell>
          <table:table-cell table:number-columns-repeated="2" office:value-type="float" office:value="99.879" calcext:value-type="float">
            <text:p>99.87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6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614911.794" calcext:value-type="float">
            <text:p>6614911.794</text:p>
          </table:table-cell>
          <table:table-cell office:value-type="float" office:value="594431.742" calcext:value-type="float">
            <text:p>594431.742</text:p>
          </table:table-cell>
          <table:table-cell table:number-columns-repeated="2" office:value-type="float" office:value="99.758" calcext:value-type="float">
            <text:p>99.75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7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614911.101" calcext:value-type="float">
            <text:p>6614911.101</text:p>
          </table:table-cell>
          <table:table-cell office:value-type="float" office:value="594430.906" calcext:value-type="float">
            <text:p>594430.906</text:p>
          </table:table-cell>
          <table:table-cell table:number-columns-repeated="2" office:value-type="float" office:value="99.663" calcext:value-type="float">
            <text:p>99.66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7:3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14910.267" calcext:value-type="float">
            <text:p>6614910.267</text:p>
          </table:table-cell>
          <table:table-cell office:value-type="float" office:value="594429.977" calcext:value-type="float">
            <text:p>594429.977</text:p>
          </table:table-cell>
          <table:table-cell table:number-columns-repeated="2" office:value-type="float" office:value="99.531" calcext:value-type="float">
            <text:p>99.53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7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614909.672" calcext:value-type="float">
            <text:p>6614909.672</text:p>
          </table:table-cell>
          <table:table-cell office:value-type="float" office:value="594429.235" calcext:value-type="float">
            <text:p>594429.235</text:p>
          </table:table-cell>
          <table:table-cell table:number-columns-repeated="2" office:value-type="float" office:value="99.429" calcext:value-type="float">
            <text:p>99.42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8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614908.958" calcext:value-type="float">
            <text:p>6614908.958</text:p>
          </table:table-cell>
          <table:table-cell office:value-type="float" office:value="594428.377" calcext:value-type="float">
            <text:p>594428.377</text:p>
          </table:table-cell>
          <table:table-cell table:number-columns-repeated="2" office:value-type="float" office:value="99.3" calcext:value-type="float">
            <text:p>99.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8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614908.432" calcext:value-type="float">
            <text:p>6614908.432</text:p>
          </table:table-cell>
          <table:table-cell office:value-type="float" office:value="594427.7" calcext:value-type="float">
            <text:p>594427.7</text:p>
          </table:table-cell>
          <table:table-cell table:number-columns-repeated="2" office:value-type="float" office:value="99.201" calcext:value-type="float">
            <text:p>99.20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9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614907.766" calcext:value-type="float">
            <text:p>6614907.766</text:p>
          </table:table-cell>
          <table:table-cell office:value-type="float" office:value="594426.958" calcext:value-type="float">
            <text:p>594426.958</text:p>
          </table:table-cell>
          <table:table-cell table:number-columns-repeated="2" office:value-type="float" office:value="99.076" calcext:value-type="float">
            <text:p>99.07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9:2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614907.064" calcext:value-type="float">
            <text:p>6614907.064</text:p>
          </table:table-cell>
          <table:table-cell office:value-type="float" office:value="594426.085" calcext:value-type="float">
            <text:p>594426.085</text:p>
          </table:table-cell>
          <table:table-cell table:number-columns-repeated="2" office:value-type="float" office:value="98.924" calcext:value-type="float">
            <text:p>98.92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09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614906.377" calcext:value-type="float">
            <text:p>6614906.377</text:p>
          </table:table-cell>
          <table:table-cell office:value-type="float" office:value="594425.288" calcext:value-type="float">
            <text:p>594425.288</text:p>
          </table:table-cell>
          <table:table-cell table:number-columns-repeated="2" office:value-type="float" office:value="98.83" calcext:value-type="float">
            <text:p>98.83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0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614905.733" calcext:value-type="float">
            <text:p>6614905.733</text:p>
          </table:table-cell>
          <table:table-cell office:value-type="float" office:value="594424.453" calcext:value-type="float">
            <text:p>594424.453</text:p>
          </table:table-cell>
          <table:table-cell table:number-columns-repeated="2" office:value-type="float" office:value="98.687" calcext:value-type="float">
            <text:p>98.68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0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614905.056" calcext:value-type="float">
            <text:p>6614905.056</text:p>
          </table:table-cell>
          <table:table-cell office:value-type="float" office:value="594423.578" calcext:value-type="float">
            <text:p>594423.578</text:p>
          </table:table-cell>
          <table:table-cell table:number-columns-repeated="2" office:value-type="float" office:value="98.552" calcext:value-type="float">
            <text:p>98.55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0:5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614904.443" calcext:value-type="float">
            <text:p>6614904.443</text:p>
          </table:table-cell>
          <table:table-cell office:value-type="float" office:value="594422.824" calcext:value-type="float">
            <text:p>594422.824</text:p>
          </table:table-cell>
          <table:table-cell table:number-columns-repeated="2" office:value-type="float" office:value="98.447" calcext:value-type="float">
            <text:p>98.44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1:1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614903.803" calcext:value-type="float">
            <text:p>6614903.803</text:p>
          </table:table-cell>
          <table:table-cell office:value-type="float" office:value="594422.029" calcext:value-type="float">
            <text:p>594422.029</text:p>
          </table:table-cell>
          <table:table-cell table:number-columns-repeated="2" office:value-type="float" office:value="98.303" calcext:value-type="float">
            <text:p>98.30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1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614903.263" calcext:value-type="float">
            <text:p>6614903.263</text:p>
          </table:table-cell>
          <table:table-cell office:value-type="float" office:value="594421.354" calcext:value-type="float">
            <text:p>594421.354</text:p>
          </table:table-cell>
          <table:table-cell table:number-columns-repeated="2" office:value-type="float" office:value="98.191" calcext:value-type="float">
            <text:p>98.19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1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614902.629" calcext:value-type="float">
            <text:p>6614902.629</text:p>
          </table:table-cell>
          <table:table-cell office:value-type="float" office:value="594420.615" calcext:value-type="float">
            <text:p>594420.615</text:p>
          </table:table-cell>
          <table:table-cell table:number-columns-repeated="2" office:value-type="float" office:value="98.1" calcext:value-type="float">
            <text:p>98.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2:1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614901.885" calcext:value-type="float">
            <text:p>6614901.885</text:p>
          </table:table-cell>
          <table:table-cell office:value-type="float" office:value="594419.71" calcext:value-type="float">
            <text:p>594419.71</text:p>
          </table:table-cell>
          <table:table-cell table:number-columns-repeated="2" office:value-type="float" office:value="97.937" calcext:value-type="float">
            <text:p>97.937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2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614901.322" calcext:value-type="float">
            <text:p>6614901.322</text:p>
          </table:table-cell>
          <table:table-cell office:value-type="float" office:value="594419.007" calcext:value-type="float">
            <text:p>594419.007</text:p>
          </table:table-cell>
          <table:table-cell table:number-columns-repeated="2" office:value-type="float" office:value="97.852" calcext:value-type="float">
            <text:p>97.85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2:5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614900.716" calcext:value-type="float">
            <text:p>6614900.716</text:p>
          </table:table-cell>
          <table:table-cell office:value-type="float" office:value="594418.259" calcext:value-type="float">
            <text:p>594418.259</text:p>
          </table:table-cell>
          <table:table-cell table:number-columns-repeated="2" office:value-type="float" office:value="97.728" calcext:value-type="float">
            <text:p>97.728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3:0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614900.125" calcext:value-type="float">
            <text:p>6614900.125</text:p>
          </table:table-cell>
          <table:table-cell office:value-type="float" office:value="594417.567" calcext:value-type="float">
            <text:p>594417.567</text:p>
          </table:table-cell>
          <table:table-cell table:number-columns-repeated="2" office:value-type="float" office:value="97.64" calcext:value-type="float">
            <text:p>97.64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3: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614899.512" calcext:value-type="float">
            <text:p>6614899.512</text:p>
          </table:table-cell>
          <table:table-cell office:value-type="float" office:value="594416.78" calcext:value-type="float">
            <text:p>594416.78</text:p>
          </table:table-cell>
          <table:table-cell table:number-columns-repeated="2" office:value-type="float" office:value="97.524" calcext:value-type="float">
            <text:p>97.524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3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614899.054" calcext:value-type="float">
            <text:p>6614899.054</text:p>
          </table:table-cell>
          <table:table-cell office:value-type="float" office:value="594416.175" calcext:value-type="float">
            <text:p>594416.175</text:p>
          </table:table-cell>
          <table:table-cell table:number-columns-repeated="2" office:value-type="float" office:value="97.448" calcext:value-type="float">
            <text:p>97.448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4:0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614898.394" calcext:value-type="float">
            <text:p>6614898.394</text:p>
          </table:table-cell>
          <table:table-cell office:value-type="float" office:value="594415.371" calcext:value-type="float">
            <text:p>594415.371</text:p>
          </table:table-cell>
          <table:table-cell table:number-columns-repeated="2" office:value-type="float" office:value="97.333" calcext:value-type="float">
            <text:p>97.33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4:1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614897.828" calcext:value-type="float">
            <text:p>6614897.828</text:p>
          </table:table-cell>
          <table:table-cell office:value-type="float" office:value="594414.723" calcext:value-type="float">
            <text:p>594414.723</text:p>
          </table:table-cell>
          <table:table-cell table:number-columns-repeated="2" office:value-type="float" office:value="97.261" calcext:value-type="float">
            <text:p>97.26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4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614897.24" calcext:value-type="float">
            <text:p>6614897.24</text:p>
          </table:table-cell>
          <table:table-cell office:value-type="float" office:value="594414.032" calcext:value-type="float">
            <text:p>594414.032</text:p>
          </table:table-cell>
          <table:table-cell table:number-columns-repeated="2" office:value-type="float" office:value="97.158" calcext:value-type="float">
            <text:p>97.15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5:0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614896.592" calcext:value-type="float">
            <text:p>6614896.592</text:p>
          </table:table-cell>
          <table:table-cell office:value-type="float" office:value="594413.269" calcext:value-type="float">
            <text:p>594413.269</text:p>
          </table:table-cell>
          <table:table-cell table:number-columns-repeated="2" office:value-type="float" office:value="97.074" calcext:value-type="float">
            <text:p>97.074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5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614896.05" calcext:value-type="float">
            <text:p>6614896.05</text:p>
          </table:table-cell>
          <table:table-cell office:value-type="float" office:value="594412.476" calcext:value-type="float">
            <text:p>594412.476</text:p>
          </table:table-cell>
          <table:table-cell table:number-columns-repeated="2" office:value-type="float" office:value="96.983" calcext:value-type="float">
            <text:p>96.98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5:4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614895.159" calcext:value-type="float">
            <text:p>6614895.159</text:p>
          </table:table-cell>
          <table:table-cell office:value-type="float" office:value="594411.43" calcext:value-type="float">
            <text:p>594411.43</text:p>
          </table:table-cell>
          <table:table-cell table:number-columns-repeated="2" office:value-type="float" office:value="96.85" calcext:value-type="float">
            <text:p>96.8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6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614894.284" calcext:value-type="float">
            <text:p>6614894.284</text:p>
          </table:table-cell>
          <table:table-cell office:value-type="float" office:value="594410.324" calcext:value-type="float">
            <text:p>594410.324</text:p>
          </table:table-cell>
          <table:table-cell table:number-columns-repeated="2" office:value-type="float" office:value="96.735" calcext:value-type="float">
            <text:p>96.73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6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614893.723" calcext:value-type="float">
            <text:p>6614893.723</text:p>
          </table:table-cell>
          <table:table-cell office:value-type="float" office:value="594409.609" calcext:value-type="float">
            <text:p>594409.609</text:p>
          </table:table-cell>
          <table:table-cell table:number-columns-repeated="2" office:value-type="float" office:value="96.65" calcext:value-type="float">
            <text:p>96.6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6:4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614893.167" calcext:value-type="float">
            <text:p>6614893.167</text:p>
          </table:table-cell>
          <table:table-cell office:value-type="float" office:value="594408.896" calcext:value-type="float">
            <text:p>594408.896</text:p>
          </table:table-cell>
          <table:table-cell table:number-columns-repeated="2" office:value-type="float" office:value="96.608" calcext:value-type="float">
            <text:p>96.60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7:0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614892.483" calcext:value-type="float">
            <text:p>6614892.483</text:p>
          </table:table-cell>
          <table:table-cell office:value-type="float" office:value="594408.069" calcext:value-type="float">
            <text:p>594408.069</text:p>
          </table:table-cell>
          <table:table-cell table:number-columns-repeated="2" office:value-type="float" office:value="96.506" calcext:value-type="float">
            <text:p>96.50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7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614891.943" calcext:value-type="float">
            <text:p>6614891.943</text:p>
          </table:table-cell>
          <table:table-cell office:value-type="float" office:value="594407.37" calcext:value-type="float">
            <text:p>594407.37</text:p>
          </table:table-cell>
          <table:table-cell table:number-columns-repeated="2" office:value-type="float" office:value="96.459" calcext:value-type="float">
            <text:p>96.459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7: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614891.307" calcext:value-type="float">
            <text:p>6614891.307</text:p>
          </table:table-cell>
          <table:table-cell office:value-type="float" office:value="594406.629" calcext:value-type="float">
            <text:p>594406.629</text:p>
          </table:table-cell>
          <table:table-cell table:number-columns-repeated="2" office:value-type="float" office:value="96.378" calcext:value-type="float">
            <text:p>96.37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7:5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14890.491" calcext:value-type="float">
            <text:p>6614890.491</text:p>
          </table:table-cell>
          <table:table-cell office:value-type="float" office:value="594405.635" calcext:value-type="float">
            <text:p>594405.635</text:p>
          </table:table-cell>
          <table:table-cell table:number-columns-repeated="2" office:value-type="float" office:value="96.291" calcext:value-type="float">
            <text:p>96.29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8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614889.632" calcext:value-type="float">
            <text:p>6614889.632</text:p>
          </table:table-cell>
          <table:table-cell office:value-type="float" office:value="594404.502" calcext:value-type="float">
            <text:p>594404.502</text:p>
          </table:table-cell>
          <table:table-cell table:number-columns-repeated="2" office:value-type="float" office:value="96.218" calcext:value-type="float">
            <text:p>96.21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8: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614889.002" calcext:value-type="float">
            <text:p>6614889.002</text:p>
          </table:table-cell>
          <table:table-cell office:value-type="float" office:value="594403.752" calcext:value-type="float">
            <text:p>594403.752</text:p>
          </table:table-cell>
          <table:table-cell table:number-columns-repeated="2" office:value-type="float" office:value="96.15" calcext:value-type="float">
            <text:p>96.1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8:5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614888.154" calcext:value-type="float">
            <text:p>6614888.154</text:p>
          </table:table-cell>
          <table:table-cell office:value-type="float" office:value="594402.743" calcext:value-type="float">
            <text:p>594402.743</text:p>
          </table:table-cell>
          <table:table-cell table:number-columns-repeated="2" office:value-type="float" office:value="96.094" calcext:value-type="float">
            <text:p>96.09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9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614887.447" calcext:value-type="float">
            <text:p>6614887.447</text:p>
          </table:table-cell>
          <table:table-cell office:value-type="float" office:value="594401.904" calcext:value-type="float">
            <text:p>594401.904</text:p>
          </table:table-cell>
          <table:table-cell table:number-columns-repeated="2" office:value-type="float" office:value="96.036" calcext:value-type="float">
            <text:p>96.03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9: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614886.798" calcext:value-type="float">
            <text:p>6614886.798</text:p>
          </table:table-cell>
          <table:table-cell office:value-type="float" office:value="594401.073" calcext:value-type="float">
            <text:p>594401.073</text:p>
          </table:table-cell>
          <table:table-cell table:number-columns-repeated="2" office:value-type="float" office:value="95.978" calcext:value-type="float">
            <text:p>95.97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19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614885.941" calcext:value-type="float">
            <text:p>6614885.941</text:p>
          </table:table-cell>
          <table:table-cell office:value-type="float" office:value="594400.078" calcext:value-type="float">
            <text:p>594400.078</text:p>
          </table:table-cell>
          <table:table-cell table:number-columns-repeated="2" office:value-type="float" office:value="95.91" calcext:value-type="float">
            <text:p>95.9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0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614885.319" calcext:value-type="float">
            <text:p>6614885.319</text:p>
          </table:table-cell>
          <table:table-cell office:value-type="float" office:value="594399.256" calcext:value-type="float">
            <text:p>594399.256</text:p>
          </table:table-cell>
          <table:table-cell table:number-columns-repeated="2" office:value-type="float" office:value="95.847" calcext:value-type="float">
            <text:p>95.84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0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614884.446" calcext:value-type="float">
            <text:p>6614884.446</text:p>
          </table:table-cell>
          <table:table-cell office:value-type="float" office:value="594398.226" calcext:value-type="float">
            <text:p>594398.226</text:p>
          </table:table-cell>
          <table:table-cell table:number-columns-repeated="2" office:value-type="float" office:value="95.764" calcext:value-type="float">
            <text:p>95.76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0:4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614883.716" calcext:value-type="float">
            <text:p>6614883.716</text:p>
          </table:table-cell>
          <table:table-cell office:value-type="float" office:value="594397.194" calcext:value-type="float">
            <text:p>594397.194</text:p>
          </table:table-cell>
          <table:table-cell table:number-columns-repeated="2" office:value-type="float" office:value="95.713" calcext:value-type="float">
            <text:p>95.71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1:1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14883.064" calcext:value-type="float">
            <text:p>6614883.064</text:p>
          </table:table-cell>
          <table:table-cell office:value-type="float" office:value="594396.442" calcext:value-type="float">
            <text:p>594396.442</text:p>
          </table:table-cell>
          <table:table-cell table:number-columns-repeated="2" office:value-type="float" office:value="95.657" calcext:value-type="float">
            <text:p>95.65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1:3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614882.288" calcext:value-type="float">
            <text:p>6614882.288</text:p>
          </table:table-cell>
          <table:table-cell office:value-type="float" office:value="594395.397" calcext:value-type="float">
            <text:p>594395.397</text:p>
          </table:table-cell>
          <table:table-cell table:number-columns-repeated="2" office:value-type="float" office:value="95.588" calcext:value-type="float">
            <text:p>95.58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1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614881.495" calcext:value-type="float">
            <text:p>6614881.495</text:p>
          </table:table-cell>
          <table:table-cell office:value-type="float" office:value="594394.408" calcext:value-type="float">
            <text:p>594394.408</text:p>
          </table:table-cell>
          <table:table-cell table:number-columns-repeated="2" office:value-type="float" office:value="95.525" calcext:value-type="float">
            <text:p>95.525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2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614880.758" calcext:value-type="float">
            <text:p>6614880.758</text:p>
          </table:table-cell>
          <table:table-cell office:value-type="float" office:value="594393.539" calcext:value-type="float">
            <text:p>594393.539</text:p>
          </table:table-cell>
          <table:table-cell table:number-columns-repeated="2" office:value-type="float" office:value="95.461" calcext:value-type="float">
            <text:p>95.46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2:2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614879.985" calcext:value-type="float">
            <text:p>6614879.985</text:p>
          </table:table-cell>
          <table:table-cell office:value-type="float" office:value="594392.574" calcext:value-type="float">
            <text:p>594392.574</text:p>
          </table:table-cell>
          <table:table-cell table:number-columns-repeated="2" office:value-type="float" office:value="95.406" calcext:value-type="float">
            <text:p>95.40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2:4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614879.169" calcext:value-type="float">
            <text:p>6614879.169</text:p>
          </table:table-cell>
          <table:table-cell office:value-type="float" office:value="594391.484" calcext:value-type="float">
            <text:p>594391.484</text:p>
          </table:table-cell>
          <table:table-cell table:number-columns-repeated="2" office:value-type="float" office:value="95.326" calcext:value-type="float">
            <text:p>95.326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3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614878.311" calcext:value-type="float">
            <text:p>6614878.311</text:p>
          </table:table-cell>
          <table:table-cell office:value-type="float" office:value="594390.446" calcext:value-type="float">
            <text:p>594390.446</text:p>
          </table:table-cell>
          <table:table-cell table:number-columns-repeated="2" office:value-type="float" office:value="95.238" calcext:value-type="float">
            <text:p>95.23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3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614877.44" calcext:value-type="float">
            <text:p>6614877.44</text:p>
          </table:table-cell>
          <table:table-cell office:value-type="float" office:value="594389.367" calcext:value-type="float">
            <text:p>594389.367</text:p>
          </table:table-cell>
          <table:table-cell table:number-columns-repeated="2" office:value-type="float" office:value="95.167" calcext:value-type="float">
            <text:p>95.16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3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614876.639" calcext:value-type="float">
            <text:p>6614876.639</text:p>
          </table:table-cell>
          <table:table-cell office:value-type="float" office:value="594388.369" calcext:value-type="float">
            <text:p>594388.369</text:p>
          </table:table-cell>
          <table:table-cell table:number-columns-repeated="2" office:value-type="float" office:value="95.102" calcext:value-type="float">
            <text:p>95.102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4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614875.77" calcext:value-type="float">
            <text:p>6614875.77</text:p>
          </table:table-cell>
          <table:table-cell office:value-type="float" office:value="594387.272" calcext:value-type="float">
            <text:p>594387.272</text:p>
          </table:table-cell>
          <table:table-cell table:number-columns-repeated="2" office:value-type="float" office:value="95.034" calcext:value-type="float">
            <text:p>95.03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4:2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14875.088" calcext:value-type="float">
            <text:p>6614875.088</text:p>
          </table:table-cell>
          <table:table-cell office:value-type="float" office:value="594386.489" calcext:value-type="float">
            <text:p>594386.489</text:p>
          </table:table-cell>
          <table:table-cell table:number-columns-repeated="2" office:value-type="float" office:value="94.938" calcext:value-type="float">
            <text:p>94.93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4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614874.248" calcext:value-type="float">
            <text:p>6614874.248</text:p>
          </table:table-cell>
          <table:table-cell office:value-type="float" office:value="594385.425" calcext:value-type="float">
            <text:p>594385.425</text:p>
          </table:table-cell>
          <table:table-cell table:number-columns-repeated="2" office:value-type="float" office:value="94.863" calcext:value-type="float">
            <text:p>94.86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5:1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614873.436" calcext:value-type="float">
            <text:p>6614873.436</text:p>
          </table:table-cell>
          <table:table-cell office:value-type="float" office:value="594384.349" calcext:value-type="float">
            <text:p>594384.349</text:p>
          </table:table-cell>
          <table:table-cell table:number-columns-repeated="2" office:value-type="float" office:value="94.778" calcext:value-type="float">
            <text:p>94.778</text:p>
          </table:table-cell>
          <table:table-cell/>
          <table:table-cell office:value-type="float" office:value="0.002" calcext:value-type="float">
            <text:p>0.002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5: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614872.706" calcext:value-type="float">
            <text:p>6614872.706</text:p>
          </table:table-cell>
          <table:table-cell office:value-type="float" office:value="594383.463" calcext:value-type="float">
            <text:p>594383.463</text:p>
          </table:table-cell>
          <table:table-cell table:number-columns-repeated="2" office:value-type="float" office:value="94.706" calcext:value-type="float">
            <text:p>94.70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5:5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614871.984" calcext:value-type="float">
            <text:p>6614871.984</text:p>
          </table:table-cell>
          <table:table-cell office:value-type="float" office:value="594382.634" calcext:value-type="float">
            <text:p>594382.634</text:p>
          </table:table-cell>
          <table:table-cell table:number-columns-repeated="2" office:value-type="float" office:value="94.663" calcext:value-type="float">
            <text:p>94.66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6:1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614871.127" calcext:value-type="float">
            <text:p>6614871.127</text:p>
          </table:table-cell>
          <table:table-cell office:value-type="float" office:value="594381.467" calcext:value-type="float">
            <text:p>594381.467</text:p>
          </table:table-cell>
          <table:table-cell table:number-columns-repeated="2" office:value-type="float" office:value="94.551" calcext:value-type="float">
            <text:p>94.55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6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614870.409" calcext:value-type="float">
            <text:p>6614870.409</text:p>
          </table:table-cell>
          <table:table-cell office:value-type="float" office:value="594380.523" calcext:value-type="float">
            <text:p>594380.523</text:p>
          </table:table-cell>
          <table:table-cell table:number-columns-repeated="2" office:value-type="float" office:value="94.51" calcext:value-type="float">
            <text:p>94.5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6:5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614869.49" calcext:value-type="float">
            <text:p>6614869.49</text:p>
          </table:table-cell>
          <table:table-cell office:value-type="float" office:value="594379.498" calcext:value-type="float">
            <text:p>594379.498</text:p>
          </table:table-cell>
          <table:table-cell table:number-columns-repeated="2" office:value-type="float" office:value="94.431" calcext:value-type="float">
            <text:p>94.43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7:0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614868.706" calcext:value-type="float">
            <text:p>6614868.706</text:p>
          </table:table-cell>
          <table:table-cell office:value-type="float" office:value="594378.44" calcext:value-type="float">
            <text:p>594378.44</text:p>
          </table:table-cell>
          <table:table-cell table:number-columns-repeated="2" office:value-type="float" office:value="94.381" calcext:value-type="float">
            <text:p>94.38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7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614867.831" calcext:value-type="float">
            <text:p>6614867.831</text:p>
          </table:table-cell>
          <table:table-cell office:value-type="float" office:value="594377.397" calcext:value-type="float">
            <text:p>594377.397</text:p>
          </table:table-cell>
          <table:table-cell table:number-columns-repeated="2" office:value-type="float" office:value="94.338" calcext:value-type="float">
            <text:p>94.338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7:4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614867.027" calcext:value-type="float">
            <text:p>6614867.027</text:p>
          </table:table-cell>
          <table:table-cell office:value-type="float" office:value="594376.414" calcext:value-type="float">
            <text:p>594376.414</text:p>
          </table:table-cell>
          <table:table-cell table:number-columns-repeated="2" office:value-type="float" office:value="94.267" calcext:value-type="float">
            <text:p>94.267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8:0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614866.262" calcext:value-type="float">
            <text:p>6614866.262</text:p>
          </table:table-cell>
          <table:table-cell office:value-type="float" office:value="594375.382" calcext:value-type="float">
            <text:p>594375.382</text:p>
          </table:table-cell>
          <table:table-cell table:number-columns-repeated="2" office:value-type="float" office:value="94.221" calcext:value-type="float">
            <text:p>94.221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8: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614865.495" calcext:value-type="float">
            <text:p>6614865.495</text:p>
          </table:table-cell>
          <table:table-cell office:value-type="float" office:value="594374.413" calcext:value-type="float">
            <text:p>594374.413</text:p>
          </table:table-cell>
          <table:table-cell table:number-columns-repeated="2" office:value-type="float" office:value="94.137" calcext:value-type="float">
            <text:p>94.137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8:3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614864.83" calcext:value-type="float">
            <text:p>6614864.83</text:p>
          </table:table-cell>
          <table:table-cell office:value-type="float" office:value="594373.522" calcext:value-type="float">
            <text:p>594373.522</text:p>
          </table:table-cell>
          <table:table-cell table:number-columns-repeated="2" office:value-type="float" office:value="94.088" calcext:value-type="float">
            <text:p>94.088</text:p>
          </table:table-cell>
          <table:table-cell/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8:4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614863.853" calcext:value-type="float">
            <text:p>6614863.853</text:p>
          </table:table-cell>
          <table:table-cell office:value-type="float" office:value="594372.386" calcext:value-type="float">
            <text:p>594372.386</text:p>
          </table:table-cell>
          <table:table-cell table:number-columns-repeated="2" office:value-type="float" office:value="94.024" calcext:value-type="float">
            <text:p>94.024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9:0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614863.072" calcext:value-type="float">
            <text:p>6614863.072</text:p>
          </table:table-cell>
          <table:table-cell office:value-type="float" office:value="594371.321" calcext:value-type="float">
            <text:p>594371.321</text:p>
          </table:table-cell>
          <table:table-cell table:number-columns-repeated="2" office:value-type="float" office:value="93.997" calcext:value-type="float">
            <text:p>93.99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9: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614862.307" calcext:value-type="float">
            <text:p>6614862.307</text:p>
          </table:table-cell>
          <table:table-cell office:value-type="float" office:value="594370.39" calcext:value-type="float">
            <text:p>594370.39</text:p>
          </table:table-cell>
          <table:table-cell table:number-columns-repeated="2" office:value-type="float" office:value="93.956" calcext:value-type="float">
            <text:p>93.95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9:3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614861.583" calcext:value-type="float">
            <text:p>6614861.583</text:p>
          </table:table-cell>
          <table:table-cell office:value-type="float" office:value="594369.496" calcext:value-type="float">
            <text:p>594369.496</text:p>
          </table:table-cell>
          <table:table-cell table:number-columns-repeated="2" office:value-type="float" office:value="93.921" calcext:value-type="float">
            <text:p>93.92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29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14860.739" calcext:value-type="float">
            <text:p>6614860.739</text:p>
          </table:table-cell>
          <table:table-cell office:value-type="float" office:value="594368.36" calcext:value-type="float">
            <text:p>594368.36</text:p>
          </table:table-cell>
          <table:table-cell table:number-columns-repeated="2" office:value-type="float" office:value="93.86" calcext:value-type="float">
            <text:p>93.86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30:0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14859.955" calcext:value-type="float">
            <text:p>6614859.955</text:p>
          </table:table-cell>
          <table:table-cell office:value-type="float" office:value="594367.554" calcext:value-type="float">
            <text:p>594367.554</text:p>
          </table:table-cell>
          <table:table-cell table:number-columns-repeated="2" office:value-type="float" office:value="93.873" calcext:value-type="float">
            <text:p>93.873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30:24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14859.177" calcext:value-type="float">
            <text:p>6614859.177</text:p>
          </table:table-cell>
          <table:table-cell office:value-type="float" office:value="594366.538" calcext:value-type="float">
            <text:p>594366.538</text:p>
          </table:table-cell>
          <table:table-cell table:number-columns-repeated="2" office:value-type="float" office:value="93.798" calcext:value-type="float">
            <text:p>93.798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30:4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14858.436" calcext:value-type="float">
            <text:p>6614858.436</text:p>
          </table:table-cell>
          <table:table-cell office:value-type="float" office:value="594365.639" calcext:value-type="float">
            <text:p>594365.639</text:p>
          </table:table-cell>
          <table:table-cell table:number-columns-repeated="2" office:value-type="float" office:value="93.771" calcext:value-type="float">
            <text:p>93.771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31:06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614857.585" calcext:value-type="float">
            <text:p>6614857.585</text:p>
          </table:table-cell>
          <table:table-cell office:value-type="float" office:value="594364.615" calcext:value-type="float">
            <text:p>594364.615</text:p>
          </table:table-cell>
          <table:table-cell table:number-columns-repeated="2" office:value-type="float" office:value="93.727" calcext:value-type="float">
            <text:p>93.727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31:2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614856.82" calcext:value-type="float">
            <text:p>6614856.82</text:p>
          </table:table-cell>
          <table:table-cell office:value-type="float" office:value="594363.706" calcext:value-type="float">
            <text:p>594363.706</text:p>
          </table:table-cell>
          <table:table-cell table:number-columns-repeated="2" office:value-type="float" office:value="93.679" calcext:value-type="float">
            <text:p>93.679</text:p>
          </table:table-cell>
          <table:table-cell/>
          <table:table-cell office:value-type="float" office:value="0.003" calcext:value-type="float">
            <text:p>0.003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31:52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614920.999" calcext:value-type="float">
            <text:p>6614920.999</text:p>
          </table:table-cell>
          <table:table-cell office:value-type="float" office:value="594374.331" calcext:value-type="float">
            <text:p>594374.331</text:p>
          </table:table-cell>
          <table:table-cell table:number-columns-repeated="2" office:value-type="float" office:value="98.536" calcext:value-type="float">
            <text:p>98.536</text:p>
          </table:table-cell>
          <table:table-cell/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2019-10-11</text:p>
          </table:table-cell>
          <table:table-cell table:style-name="ce1" office:value-type="string" calcext:value-type="string">
            <text:p>16:41:41</text:p>
          </table:table-cell>
          <table:table-cell office:value-type="string" calcext:value-type="string">
            <text:p>FIX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72" meta:object-count="0"/>
    <meta:generator>LibreOffice/5.1.6.2$Linux_X86_64 LibreOffice_project/10m0$Build-2</meta:generator>
  </office:meta>
</office:document-meta>
</file>